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"/>
  <manifest:file-entry manifest:full-path="ObjectReplacements/Object 50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" manifest:media-type=""/>
  <manifest:file-entry manifest:full-path="ObjectReplacements/Object 56" manifest:media-type="application/x-openoffice-gdimetafile;windows_formatname=&quot;GDIMetaFile&quot;"/>
  <manifest:file-entry manifest:full-path="ObjectReplacements/Object 42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"/>
  <manifest:file-entry manifest:full-path="ObjectReplacements/Object 57" manifest:media-type="application/x-openoffice-gdimetafile;windows_formatname=&quot;GDIMetaFile&quot;"/>
  <manifest:file-entry manifest:full-path="ObjectReplacements/Object 44" manifest:media-type=""/>
  <manifest:file-entry manifest:full-path="ObjectReplacements/Object 58" manifest:media-type="application/x-openoffice-gdimetafile;windows_formatname=&quot;GDIMetaFile&quot;"/>
  <manifest:file-entry manifest:full-path="ObjectReplacements/Object 45" manifest:media-type=""/>
  <manifest:file-entry manifest:full-path="ObjectReplacements/Object 60" manifest:media-type="application/x-openoffice-gdimetafile;windows_formatname=&quot;GDIMetaFile&quot;"/>
  <manifest:file-entry manifest:full-path="ObjectReplacements/Object 46" manifest:media-type=""/>
  <manifest:file-entry manifest:full-path="ObjectReplacements/Object 59" manifest:media-type="application/x-openoffice-gdimetafile;windows_formatname=&quot;GDIMetaFile&quot;"/>
  <manifest:file-entry manifest:full-path="ObjectReplacements/Object 47" manifest:media-type=""/>
  <manifest:file-entry manifest:full-path="ObjectReplacements/Object 61" manifest:media-type="application/x-openoffice-gdimetafile;windows_formatname=&quot;GDIMetaFile&quot;"/>
  <manifest:file-entry manifest:full-path="ObjectReplacements/Object 48" manifest:media-type=""/>
  <manifest:file-entry manifest:full-path="ObjectReplacements/Object 62" manifest:media-type="application/x-openoffice-gdimetafile;windows_formatname=&quot;GDIMetaFile&quot;"/>
  <manifest:file-entry manifest:full-path="ObjectReplacements/Object 49" manifest:media-type=""/>
  <manifest:file-entry manifest:full-path="ObjectReplacements/Object 63" manifest:media-type="application/x-openoffice-gdimetafile;windows_formatname=&quot;GDIMetaFile&quot;"/>
  <manifest:file-entry manifest:full-path="ObjectReplacements/Object 51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"/>
  <manifest:file-entry manifest:full-path="ObjectReplacements/Object 70" manifest:media-type="application/x-openoffice-gdimetafile;windows_formatname=&quot;GDIMetaFile&quot;"/>
  <manifest:file-entry manifest:full-path="ObjectReplacements/Object 69" manifest:media-type="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5cm" fo:margin-left="0cm" fo:margin-right="-0.004cm" table:align="margins"/>
    </style:style>
    <style:style style:name="Tableau1.A" style:family="table-column">
      <style:table-column-properties style:column-width="1.341cm" style:rel-column-width="9594*"/>
    </style:style>
    <style:style style:name="Tableau1.B" style:family="table-column">
      <style:table-column-properties style:column-width="0.956cm" style:rel-column-width="6839*"/>
    </style:style>
    <style:style style:name="Tableau1.C" style:family="table-column">
      <style:table-column-properties style:column-width="0.982cm" style:rel-column-width="7039*"/>
    </style:style>
    <style:style style:name="Tableau1.I" style:family="table-column">
      <style:table-column-properties style:column-width="0.96cm" style:rel-column-width="6868*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background-color="transparent" fo:padding="0cm" fo:border-left="none" fo:border-right="none" fo:border-top="none" fo:border-bottom="0.5pt solid #b3b3b3">
        <style:background-image/>
      </style:table-cell-properties>
    </style:style>
    <style:style style:name="Tableau1.B1" style:family="table-cell" style:data-style-name="N0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.I1" style:family="table-cell" style:data-style-name="N0">
      <style:table-cell-properties style:vertical-align="middle" fo:background-color="#ecf191" fo:padding="0cm" fo:border="0.5pt solid #000000">
        <style:background-image/>
      </style:table-cell-properties>
    </style:style>
    <style:style style:name="Tableau1.2" style:family="table-row">
      <style:table-row-properties style:row-height="0.55cm"/>
    </style:style>
    <style:style style:name="Tableau1.A2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E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F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G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H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I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D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E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F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G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H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C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D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E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F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G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H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C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D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E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F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G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H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C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D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E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F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G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H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9.151cm" fo:margin-top="0.75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.147cm" style:rel-column-width="8210*"/>
    </style:style>
    <style:style style:name="Tableau2.B" style:family="table-column">
      <style:table-column-properties style:column-width="1.139cm" style:rel-column-width="8160*"/>
    </style:style>
    <style:style style:name="Tableau2.C" style:family="table-column">
      <style:table-column-properties style:column-width="1.143cm" style:rel-column-width="8185*"/>
    </style:style>
    <style:style style:name="Tableau2.H" style:family="table-column">
      <style:table-column-properties style:column-width="1.15cm" style:rel-column-width="8240*"/>
    </style:style>
    <style:style style:name="Tableau2.1" style:family="table-row">
      <style:table-row-properties style:min-row-height="1.199cm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97cm" fo:border-left="0.05pt solid #000000" fo:border-right="1pt solid #000000" fo:border-top="1pt solid #000000" fo:border-bottom="1pt solid #000000"/>
    </style:style>
    <style:style style:name="Tableau2.G1" style:family="table-cell">
      <style:table-cell-properties style:vertical-align="middle" fo:background-color="#eeeeee" fo:padding="0.097cm" fo:border-left="1pt solid #000000" fo:border-right="none" fo:border-top="1pt solid #000000" fo:border-bottom="1pt solid #000000">
        <style:background-image/>
      </style:table-cell-properties>
    </style:style>
    <style:style style:name="Tableau2.H1" style:family="table-cell">
      <style:table-cell-properties style:vertical-align="middle" fo:background-color="#eeeeee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padding="0.097cm" fo:border="none"/>
    </style:style>
    <style:style style:name="Tableau2.C2" style:family="table-cell">
      <style:table-cell-properties style:vertical-align="middle" fo:padding="0.097cm" fo:border="none"/>
    </style:style>
    <style:style style:name="Tableau2.D2" style:family="table-cell">
      <style:table-cell-properties style:vertical-align="middle" fo:padding="0.097cm" fo:border="none"/>
    </style:style>
    <style:style style:name="Tableau2.E2" style:family="table-cell">
      <style:table-cell-properties style:vertical-align="middle" fo:padding="0.097cm" fo:border="none"/>
    </style:style>
    <style:style style:name="Tableau2.F2" style:family="table-cell">
      <style:table-cell-properties style:vertical-align="middle" fo:padding="0.097cm" fo:border="none"/>
    </style:style>
    <style:style style:name="Tableau2.G2" style:family="table-cell">
      <style:table-cell-properties style:vertical-align="middle" fo:padding="0.097cm" fo:border="none"/>
    </style:style>
    <style:style style:name="Tableau2.H2" style:family="table-cell">
      <style:table-cell-properties style:vertical-align="middle" fo:padding="0.097cm" fo:border-left="1pt solid #000000" fo:border-right="1pt solid #000000" fo:border-top="1pt solid #000000" fo:border-bottom="0.05pt solid #000000"/>
    </style:style>
    <style:style style:name="Tableau2.3" style:family="table-row">
      <style:table-row-properties style:min-row-height="1.199cm" fo:background-color="transparent" fo:keep-together="auto">
        <style:background-image/>
      </style:table-row-properties>
    </style:style>
    <style:style style:name="Tableau2.A3" style:family="table-cell">
      <style:table-cell-properties style:vertical-align="middle" fo:background-color="#eeeeee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middle" fo:background-color="#eeeeee" fo:padding="0.097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eau2.G3" style:family="table-cell">
      <style:table-cell-properties style:vertical-align="middle" fo:padding="0.097cm" fo:border="none"/>
    </style:style>
    <style:style style:name="Tableau2.H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4" style:family="table-cell">
      <style:table-cell-properties style:vertical-align="middle" fo:padding="0.097cm" fo:border-left="1pt solid #000000" fo:border-right="1pt solid #000000" fo:border-top="1pt solid #000000" fo:border-bottom="0.05pt solid #000000"/>
    </style:style>
    <style:style style:name="Tableau2.B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97cm" fo:border="none"/>
    </style:style>
    <style:style style:name="Tableau2.D4" style:family="table-cell">
      <style:table-cell-properties style:vertical-align="middle" fo:padding="0.097cm" fo:border="none"/>
    </style:style>
    <style:style style:name="Tableau2.E4" style:family="table-cell">
      <style:table-cell-properties style:vertical-align="middle" fo:padding="0.097cm" fo:border="none"/>
    </style:style>
    <style:style style:name="Tableau2.F4" style:family="table-cell">
      <style:table-cell-properties style:vertical-align="middle" fo:padding="0.097cm" fo:border-left="1pt solid #000000" fo:border-right="1pt solid #000000" fo:border-top="1pt solid #000000" fo:border-bottom="0.05pt solid #000000"/>
    </style:style>
    <style:style style:name="Tableau2.G4" style:family="table-cell">
      <style:table-cell-properties style:vertical-align="middle" fo:padding="0.097cm" fo:border="none"/>
    </style:style>
    <style:style style:name="Tableau2.H4" style:family="table-cell">
      <style:table-cell-properties style:vertical-align="middle" fo:background-color="#eeeeee" fo:padding="0.097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au2.A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B5" style:family="table-cell">
      <style:table-cell-properties style:vertical-align="middle" fo:padding="0.097cm" fo:border="none"/>
    </style:style>
    <style:style style:name="Tableau2.C5" style:family="table-cell">
      <style:table-cell-properties style:vertical-align="middle" fo:padding="0.097cm" fo:border="none"/>
    </style:style>
    <style:style style:name="Tableau2.D5" style:family="table-cell">
      <style:table-cell-properties style:vertical-align="middle" fo:padding="0.097cm" fo:border="none"/>
    </style:style>
    <style:style style:name="Tableau2.E5" style:family="table-cell">
      <style:table-cell-properties style:vertical-align="middle" fo:padding="0.097cm" fo:border="none"/>
    </style:style>
    <style:style style:name="Tableau2.F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G5" style:family="table-cell">
      <style:table-cell-properties style:vertical-align="middle" fo:padding="0.097cm" fo:border="none"/>
    </style:style>
    <style:style style:name="Tableau2.H5" style:family="table-cell">
      <style:table-cell-properties style:vertical-align="middle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2.B6" style:family="table-cell">
      <style:table-cell-properties style:vertical-align="middle" fo:padding="0.097cm" fo:border="none"/>
    </style:style>
    <style:style style:name="Tableau2.G6" style:family="table-cell">
      <style:table-cell-properties style:vertical-align="middle" fo:padding="0.097cm" fo:border="none"/>
    </style:style>
    <style:style style:name="Tableau2.H6" style:family="table-cell">
      <style:table-cell-properties style:vertical-align="middle" fo:padding="0.097cm" fo:border-left="1pt solid #000000" fo:border-right="1pt solid #000000" fo:border-top="1pt solid #000000" fo:border-bottom="0.05pt solid #000000"/>
    </style:style>
    <style:style style:name="Tableau2.B7" style:family="table-cell">
      <style:table-cell-properties style:vertical-align="middle" fo:padding="0.097cm" fo:border="none"/>
    </style:style>
    <style:style style:name="Tableau2.C7" style:family="table-cell">
      <style:table-cell-properties style:vertical-align="middle" fo:padding="0.097cm" fo:border="none"/>
    </style:style>
    <style:style style:name="Tableau2.D7" style:family="table-cell">
      <style:table-cell-properties style:vertical-align="middle" fo:padding="0.097cm" fo:border="none"/>
    </style:style>
    <style:style style:name="Tableau2.E7" style:family="table-cell">
      <style:table-cell-properties style:vertical-align="middle" fo:padding="0.097cm" fo:border="none"/>
    </style:style>
    <style:style style:name="Tableau2.F7" style:family="table-cell">
      <style:table-cell-properties style:vertical-align="middle" fo:padding="0.097cm" fo:border="none"/>
    </style:style>
    <style:style style:name="Tableau2.G7" style:family="table-cell">
      <style:table-cell-properties style:vertical-align="middle" fo:padding="0.097cm" fo:border="none"/>
    </style:style>
    <style:style style:name="Tableau2.H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D8" style:family="table-cell" style:data-style-name="N0">
      <style:table-cell-properties style:vertical-align="middle" fo:background-color="#eeeeee" fo:padding="0.097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eau2.F8" style:family="table-cell" style:data-style-name="N0">
      <style:table-cell-properties style:vertical-align="middle" fo:padding="0.097cm" fo:border-left="0.05pt solid #000000" fo:border-right="1pt solid #000000" fo:border-top="1pt solid #000000" fo:border-bottom="1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text-properties fo:font-size="14pt" style:font-size-asian="14pt" style:font-size-complex="14pt"/>
    </style:style>
    <style:style style:name="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19fee0"/>
    </style:style>
    <style:style style:name="P22" style:family="paragraph" style:parent-style-name="Footer">
      <style:text-properties officeooo:paragraph-rsid="002556d8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13441a" officeooo:paragraph-rsid="002291c6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2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Bitstream Vera Sans2" fo:font-size="10pt" fo:font-style="normal" officeooo:paragraph-rsid="0030f09b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Bitstream Vera Sans2" fo:font-size="10pt" officeooo:rsid="0030f09b" officeooo:paragraph-rsid="0030f09b" style:font-size-asian="10pt" style:font-size-complex="10pt"/>
    </style:style>
    <style:style style:name="P31" style:family="paragraph" style:parent-style-name="Standard">
      <style:paragraph-properties fo:margin-top="0cm" fo:margin-bottom="0cm" style:contextual-spacing="false"/>
      <style:text-properties fo:color="#e8c32a" loext:opacity="100%" style:font-name="Bitstream Vera Sans2" fo:font-size="10pt" fo:font-style="normal" fo:font-weight="bold" officeooo:rsid="002291c6" officeooo:paragraph-rsid="0030f09b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3a56ba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2" fo:font-size="10pt" officeooo:paragraph-rsid="003a56ba" fo:background-color="#ffff0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2" officeooo:paragraph-rsid="003a56ba" fo:background-color="#ffff00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" fo:font-size="10pt" officeooo:paragraph-rsid="003a56ba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" fo:font-size="10pt" officeooo:paragraph-rsid="003a56ba" fo:background-color="#ffff00"/>
    </style:style>
    <style:style style:name="P38" style:family="paragraph" style:parent-style-name="Table_20_Contents">
      <style:paragraph-properties fo:margin-top="0cm" fo:margin-bottom="0.109cm" style:contextual-spacing="false" fo:text-align="center" style:justify-single-word="false"/>
      <style:text-properties officeooo:paragraph-rsid="003a56ba"/>
    </style:style>
    <style:style style:name="P39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officeooo:paragraph-rsid="003a56ba"/>
    </style:style>
    <style:style style:name="P40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paragraph-rsid="003a56ba"/>
    </style:style>
    <style:style style:name="P41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paragraph-rsid="003a56ba" fo:background-color="#ffff00"/>
    </style:style>
    <style:style style:name="P42" style:family="paragraph" style:parent-style-name="Exo_5f_Num">
      <style:text-properties officeooo:paragraph-rsid="003a56ba"/>
    </style:style>
    <style:style style:name="P43" style:family="paragraph" style:parent-style-name="Exo_5f_Num" style:list-style-name="Num_5f_Exo">
      <style:text-properties officeooo:paragraph-rsid="003bbdd7"/>
    </style:style>
    <style:style style:name="P44" style:family="paragraph" style:parent-style-name="Exo_5f_Num">
      <style:paragraph-properties fo:margin-top="0.55cm" fo:margin-bottom="0.199cm" style:contextual-spacing="false"/>
      <style:text-properties officeooo:paragraph-rsid="003a56ba"/>
    </style:style>
    <style:style style:name="P45" style:family="paragraph" style:parent-style-name="Exo_5f_Num" style:list-style-name="Num_5f_Exo">
      <style:paragraph-properties fo:margin-top="0.499cm" fo:margin-bottom="0.101cm" style:contextual-spacing="false"/>
      <style:text-properties officeooo:paragraph-rsid="00413f03"/>
    </style:style>
    <style:style style:name="P46" style:family="paragraph" style:parent-style-name="Exo_5f_Num">
      <style:paragraph-properties fo:margin-top="0.6cm" fo:margin-bottom="0.4cm" style:contextual-spacing="false"/>
      <style:text-properties officeooo:paragraph-rsid="003a56ba"/>
    </style:style>
    <style:style style:name="P47" style:family="paragraph" style:parent-style-name="Standard" style:list-style-name="Numbering_20_abc">
      <style:text-properties fo:color="#000000" loext:opacity="100%" style:font-name="Bitstream Vera Sans" fo:font-size="10pt" fo:font-style="normal" officeooo:paragraph-rsid="003a56ba" style:font-style-asian="normal" style:font-style-complex="normal"/>
    </style:style>
    <style:style style:name="P48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color="#b3b3b3" loext:opacity="100%" fo:font-size="2pt" fo:font-style="normal" officeooo:paragraph-rsid="003a56ba" style:font-size-asian="2pt" style:font-style-asian="normal" style:font-size-complex="2pt" style:font-style-complex="normal"/>
    </style:style>
    <style:style style:name="P49" style:family="paragraph" style:parent-style-name="_5f_Paragraphe_20_livret_20_réponse_20_élève" style:list-style-name="liste_5f_abc">
      <style:paragraph-properties style:line-height-at-least="0.9cm"/>
      <style:text-properties officeooo:paragraph-rsid="003a56ba"/>
    </style:style>
    <style:style style:name="P50" style:family="paragraph" style:parent-style-name="_5f_Paragraphe_20_livret_20_réponse_20_élève" style:list-style-name="L1">
      <style:paragraph-properties style:line-height-at-least="0.9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a56ba"/>
    </style:style>
    <style:style style:name="P51" style:family="paragraph" style:parent-style-name="_5f_Paragraphe_20_livret_20_réponse_20_élève" style:list-style-name="liste_5f_abc">
      <style:paragraph-properties style:line-height-at-least="1cm"/>
      <style:text-properties officeooo:paragraph-rsid="003a56ba"/>
    </style:style>
    <style:style style:name="P52" style:family="paragraph" style:parent-style-name="_5f_Paragraphe_20_livret_20_réponse_20_élève" style:list-style-name="liste_5f_abc">
      <style:paragraph-properties style:line-height-at-least="1cm"/>
      <style:text-properties fo:font-style="normal" officeooo:paragraph-rsid="003a56ba" style:font-style-asian="normal" style:font-style-complex="normal"/>
    </style:style>
    <style:style style:name="P53" style:family="paragraph" style:parent-style-name="_5f_Paragraphe_20_livret_20_réponse_20_élève" style:list-style-name="Numbering_20_abc">
      <style:text-properties officeooo:paragraph-rsid="003a56ba"/>
    </style:style>
    <style:style style:name="P54" style:family="paragraph" style:parent-style-name="_5f_Paragraphe_20_livret_20_réponse_20_élève" style:list-style-name="L2">
      <style:paragraph-properties fo:line-height="115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a56ba"/>
    </style:style>
    <style:style style:name="P55" style:family="paragraph" style:parent-style-name="_5f_Paragraphe_20_livret_20_réponse_20_élève" style:list-style-name="L3">
      <style:paragraph-properties fo:line-height="115%">
        <style:tab-stops>
          <style:tab-stop style:position="9.2cm" style:type="right" style:leader-style="dotted" style:leader-text="."/>
        </style:tab-stops>
      </style:paragraph-properties>
      <style:text-properties officeooo:paragraph-rsid="003a56ba"/>
    </style:style>
    <style:style style:name="P56" style:family="paragraph" style:parent-style-name="_5f_Paragraphe_20_livret_20_réponse_20_élève" style:list-style-name="L4">
      <style:paragraph-properties style:line-height-at-least="0.951cm">
        <style:tab-stops>
          <style:tab-stop style:position="9.2cm" style:type="right" style:leader-style="dotted" style:leader-text="."/>
        </style:tab-stops>
      </style:paragraph-properties>
      <style:text-properties officeooo:paragraph-rsid="003a56ba"/>
    </style:style>
    <style:style style:name="P57" style:family="paragraph" style:parent-style-name="_5f_Paragraphe_20_livret_20_réponse_20_élève" style:list-style-name="liste_5f_abc">
      <style:paragraph-properties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3bbdd7"/>
    </style:style>
    <style:style style:name="P58" style:family="paragraph" style:parent-style-name="_5f_Paragraphe_20_livret_20_réponse_20_élève" style:list-style-name="Numbering_20_abc">
      <style:paragraph-properties fo:margin-top="0.199cm" fo:margin-bottom="0cm" style:contextual-spacing="false" fo:line-height="100%"/>
      <style:text-properties officeooo:paragraph-rsid="003a56ba"/>
    </style:style>
    <style:style style:name="P59" style:family="paragraph" style:parent-style-name="_5f_Pied_20_de_20_page" style:list-style-name=""/>
    <style:style style:name="P60" style:family="paragraph" style:parent-style-name="_5f_Pied_20_de_20_page" style:list-style-name="">
      <style:paragraph-properties fo:text-align="end" style:justify-single-word="false"/>
    </style:style>
    <style:style style:name="P61" style:family="paragraph" style:parent-style-name="_5f_Pied_20_de_20_page">
      <style:paragraph-properties fo:text-align="end" style:justify-single-word="false"/>
    </style:style>
    <style:style style:name="P6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7" fo:break-before="auto" fo:break-after="auto" style:shadow="none"/>
      <style:text-properties style:font-name="Bitstream Vera Sans2" fo:font-size="10pt" fo:font-style="normal" fo:font-weight="bold" officeooo:rsid="00290c92" officeooo:paragraph-rsid="002291c6" style:font-size-asian="10pt" style:font-style-asian="normal" style:font-weight-asian="bold" style:font-size-complex="10pt" style:font-style-complex="normal" style:font-weight-complex="bold"/>
    </style:style>
    <style:style style:name="P64" style:family="paragraph">
      <loext:graphic-properties draw:fill="solid" draw:fill-color="#d7e12c"/>
    </style:style>
    <style:style style:name="P6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68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variant="normal" fo:text-transform="none" style:font-weight-asian="bold" style:font-weight-complex="bold"/>
    </style:style>
    <style:style style:name="T9" style:family="text">
      <style:text-properties fo:font-variant="normal" fo:text-transform="none" style:font-name="OpenSymbol2" fo:font-style="normal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T12" style:family="text">
      <style:text-properties officeooo:rsid="0017dc58"/>
    </style:style>
    <style:style style:name="T13" style:family="text">
      <style:text-properties style:font-name="OpenSymbol1"/>
    </style:style>
    <style:style style:name="T14" style:family="text">
      <style:text-properties fo:color="#b3b3b3" loext:opacity="100%"/>
    </style:style>
    <style:style style:name="T15" style:family="text">
      <style:text-properties fo:color="#b3b3b3" loext:opacity="100%" fo:font-style="normal" style:font-style-asian="normal" style:font-style-complex="normal"/>
    </style:style>
    <style:style style:name="T16" style:family="text">
      <style:text-properties fo:color="#b3b3b3" loext:opacity="100%" style:font-name="OpenSymbol1"/>
    </style:style>
    <style:style style:name="T17" style:family="text">
      <style:text-properties fo:color="#b3b3b3" loext:opacity="100%" fo:font-size="2pt" fo:font-style="normal" style:font-size-asian="2pt" style:font-style-asian="normal" style:font-size-complex="2pt" style:font-style-complex="normal"/>
    </style:style>
    <style:style style:name="T18" style:family="text">
      <style:text-properties style:use-window-font-color="true" loext:opacity="0%" style:font-name="OpenSymbol1"/>
    </style:style>
    <style:style style:name="T19" style:family="text">
      <style:text-properties style:use-window-font-color="true" loext:opacity="0%" style:font-name="OpenSymbol1" fo:font-size="10pt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20" style:family="text">
      <style:text-properties style:use-window-font-color="true" loext:opacity="0%" fo:font-style="normal" style:font-style-asian="normal" style:font-style-complex="normal"/>
    </style:style>
    <style:style style:name="T21" style:family="text">
      <style:text-properties style:use-window-font-color="true" loext:opacity="0%" fo:font-style="italic" style:font-style-asian="italic" style:font-style-complex="italic"/>
    </style:style>
    <style:style style:name="T22" style:family="text">
      <style:text-properties style:use-window-font-color="true" loext:opacity="0%" style:font-name="Bitstream Vera Sans2" fo:font-size="10pt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23" style:family="text">
      <style:text-properties fo:color="#000000" loext:opacity="100%" style:font-name="OpenSymbol1"/>
    </style:style>
    <style:style style:name="T24" style:family="text">
      <style:text-properties fo:letter-spacing="-0.004cm"/>
    </style:style>
    <style:style style:name="T25" style:family="text">
      <style:text-properties style:font-name="Bitstream Vera Sans2"/>
    </style:style>
    <style:style style:name="T26" style:family="text">
      <style:text-properties fo:color="#c9211e" loext:opacity="100%" fo:font-weight="bold" officeooo:rsid="003d8b26" style:font-weight-asian="bold" style:font-weight-complex="bold"/>
    </style:style>
    <style:style style:name="T2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_5f_Formule_5f_corrigée">
      <style:graphic-properties fo:margin-left="0.201cm" fo:margin-right="0.201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e_20_corrigée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1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e_20_corrigée">
      <style:graphic-properties fo:margin-left="0cm" fo:margin-right="0cm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1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fill-image-width="0cm" draw:fill-image-height="0cm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g text:anchor-type="paragraph" draw:z-index="0" draw:name="Forme9" draw:style-name="gr7"><draw:custom-shape draw:style-name="gr8" draw:text-style-name="P69" svg:width="3.964cm" svg:height="0.641cm" draw:transform="skewX (0.00279252680319092) rotate (0.0872664625997165) translate (-0.370416666666667cm -0.0934861111111111cm)"><text:p text:style-name="P68"><text:span text:style-name="T2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"><draw:text-box fo:min-height="2.346cm"><text:section text:style-name="Sect1" text:name="Section1"><text:p text:style-name="P32"/><text:p text:style-name="P29">Simplifie le quotient <draw:frame draw:style-name="fr15" draw:name="Objet7" text:anchor-type="as-char" svg:y="-0.52cm" svg:width="0.519cm" svg:height="0.873cm" draw:z-index="93"><draw:object xlink:href="./Object 50" xlink:type="simple" xlink:show="embed" xlink:actuate="onLoad"/><draw:image xlink:href="./ObjectReplacements/Object 50" xlink:type="simple" xlink:show="embed" xlink:actuate="onLoad"/><svg:desc>formule</svg:desc></draw:frame>.</text:p><text:p text:style-name="P31">Correction</text:p><text:p text:style-name="P29"><text:span text:style-name="_5f_en-tête_5f_exemple_5f_jaune"><text:span text:style-name="T22"><draw:frame draw:style-name="fr14" draw:name="Objet6" text:anchor-type="as-char" svg:y="-0.52cm" svg:width="0.519cm" svg:height="0.873cm" draw:z-index="9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en-tête_5f_exemple_5f_jaune"><text:span text:style-name="T22"><text:s/></text:span></text:span><text:span text:style-name="_5f_en-tête_5f_exemple_5f_jaune"><text:span text:style-name="T19">=</text:span></text:span><text:span text:style-name="_5f_en-tête_5f_exemple_5f_jaune"><text:span text:style-name="T22"> </text:span></text:span><text:span text:style-name="_5f_en-tête_5f_exemple_5f_jaune"><text:span text:style-name="T22"><draw:frame draw:style-name="fr14" draw:name="Objet9" text:anchor-type="as-char" svg:y="-0.483cm" svg:width="0.968cm" svg:height="0.873cm" draw:z-index="9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en-tête_5f_exemple_5f_jaune"><text:span text:style-name="T22"><text:s/></text:span></text:span><text:span text:style-name="_5f_en-tête_5f_exemple_5f_jaune"><text:span text:style-name="T19">=</text:span></text:span><text:span text:style-name="_5f_en-tête_5f_exemple_5f_jaune"><text:span text:style-name="T22"> </text:span></text:span><text:span text:style-name="_5f_en-tête_5f_exemple_5f_jaune"><text:span text:style-name="T22"><draw:frame draw:style-name="fr14" draw:name="Objet5" text:anchor-type="as-char" svg:y="-0.483cm" svg:width="0.295cm" svg:height="0.873cm" draw:z-index="96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<text:p text:style-name="P30">15 et 21 sont dans la table du 3, on simplifie le quotient par 3.</text:p></text:section></draw:text-box></draw:frame></text:h>
      <text:list xml:id="list1726186236" text:style-name="Num_5f_Exo">
        <text:list-item>
          <text:h text:style-name="P44" text:outline-level="1"> <text:span text:style-name="T24">Pour </text:span>chaque fraction, coche le (ou les) nombre(s) par le(s)quel(s) elle est simplifiable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6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39"/>
            </table:table-cell>
            <table:table-cell table:style-name="Tableau1.B1">
              <text:p text:style-name="P39"><draw:frame draw:style-name="fr10" draw:name="Objet3" text:anchor-type="as-char" svg:width="0.497cm" svg:height="0.873cm" draw:z-index="4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4" text:anchor-type="as-char" svg:width="0.721cm" svg:height="0.873cm" draw:z-index="5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8" text:anchor-type="as-char" svg:width="0.721cm" svg:height="0.873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26" text:anchor-type="as-char" svg:width="0.721cm" svg:height="0.873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27" text:anchor-type="as-char" svg:width="0.721cm" svg:height="0.873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31" text:anchor-type="as-char" svg:width="0.721cm" svg:height="0.873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able:table-cell>
            <table:table-cell table:style-name="Tableau1.B1">
              <text:p text:style-name="P39"><draw:frame draw:style-name="fr10" draw:name="Objet32" text:anchor-type="as-char" svg:width="0.945cm" svg:height="0.873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/table:table-cell>
            <table:table-cell table:style-name="Tableau1.I1">
              <text:p text:style-name="P39"><draw:frame draw:style-name="fr10" draw:name="Objet33" text:anchor-type="as-char" svg:width="0.721cm" svg:height="0.873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/table:table-cell>
          </table:table-row>
        </table:table-header-rows>
        <table:table-row table:style-name="Tableau1.2">
          <table:table-cell table:style-name="Tableau1.A2" office:value-type="float" office:value="2">
            <text:p text:style-name="P40">2</text:p>
          </table:table-cell>
          <table:table-cell table:style-name="Tableau1.B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I6" office:value-type="string">
            <text:p text:style-name="P41">x</text:p>
          </table:table-cell>
        </table:table-row>
        <table:table-row table:style-name="Tableau1.2">
          <table:table-cell table:style-name="Tableau1.A2" office:value-type="float" office:value="3">
            <text:p text:style-name="P40">3</text:p>
          </table:table-cell>
          <table:table-cell table:style-name="Tableau1.B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I6" office:value-type="string">
            <text:p text:style-name="P40"/>
          </table:table-cell>
        </table:table-row>
        <table:table-row table:style-name="Tableau1.2">
          <table:table-cell table:style-name="Tableau1.A2" office:value-type="float" office:value="4">
            <text:p text:style-name="P40">4</text:p>
          </table:table-cell>
          <table:table-cell table:style-name="Tableau1.B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I6" office:value-type="string">
            <text:p text:style-name="P41">x</text:p>
          </table:table-cell>
        </table:table-row>
        <table:table-row table:style-name="Tableau1.2">
          <table:table-cell table:style-name="Tableau1.A2" office:value-type="float" office:value="5">
            <text:p text:style-name="P40">5</text:p>
          </table:table-cell>
          <table:table-cell table:style-name="Tableau1.B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H6" office:value-type="string">
            <text:p text:style-name="P40"/>
          </table:table-cell>
          <table:table-cell table:style-name="Tableau1.I6" office:value-type="string">
            <text:p text:style-name="P40"/>
          </table:table-cell>
        </table:table-row>
        <table:table-row table:style-name="Tableau1.2">
          <table:table-cell table:style-name="Tableau1.A2" office:value-type="float" office:value="9">
            <text:p text:style-name="P40">9</text:p>
          </table:table-cell>
          <table:table-cell table:style-name="Tableau1.B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0"/>
          </table:table-cell>
          <table:table-cell table:style-name="Tableau1.H6" office:value-type="string">
            <text:p text:style-name="P41">x</text:p>
          </table:table-cell>
          <table:table-cell table:style-name="Tableau1.I6" office:value-type="string">
            <text:p text:style-name="P40"/>
          </table:table-cell>
        </table:table-row>
      </table:table>
      <text:list xml:id="list83728883182847" text:continue-numbering="true" text:style-name="Num_5f_Exo">
        <text:list-item>
          <text:h text:style-name="P45" text:outline-level="1"> Complète les égalités suivantes pour simplifier chaque fraction <text:span text:style-name="T26">ou écriture fractionnaire</text:span>.</text:h>
        </text:list-item>
      </text:list>
      <text:section text:style-name="Sect2" text:name="Section3">
        <text:list xml:id="list3046921456" text:style-name="liste_5f_abc">
          <text:list-item>
            <text:p text:style-name="P49"><draw:frame draw:style-name="fr10" draw:name="Objet28" text:anchor-type="as-char" svg:width="0.721cm" svg:height="0.873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13">=</text:span><text:span text:style-name="T13"><draw:frame draw:style-name="fr13" draw:name="Objet29" text:anchor-type="as-char" svg:width="1.147cm" svg:height="0.87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3">=</text:span><draw:frame draw:style-name="fr13" draw:name="Objet30" text:anchor-type="as-char" svg:width="0.494cm" svg:height="0.873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ext:list-item>
          <text:list-item>
            <text:p text:style-name="P51"><draw:frame draw:style-name="fr10" draw:name="Objet46" text:anchor-type="as-char" svg:width="0.721cm" svg:height="0.873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13">=</text:span><text:span text:style-name="T13"><draw:frame draw:style-name="fr13" draw:name="Objet47" text:anchor-type="as-char" svg:width="1.147cm" svg:height="0.873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3">=</text:span><draw:frame draw:style-name="fr13" draw:name="Objet48" text:anchor-type="as-char" svg:width="0.494cm" svg:height="0.873cm" draw:z-index="1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ext:list-item>
          <text:list-item>
            <text:p text:style-name="P51"><draw:frame draw:style-name="fr10" draw:name="Objet49" text:anchor-type="as-char" svg:width="0.721cm" svg:height="0.873cm" draw:z-index="18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3">=</text:span><text:span text:style-name="T13"><draw:frame draw:style-name="fr13" draw:name="Objet50" text:anchor-type="as-char" svg:width="1.371cm" svg:height="0.873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3">=</text:span><draw:frame draw:style-name="fr13" draw:name="Objet51" text:anchor-type="as-char" svg:width="0.494cm" svg:height="0.873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ext:list-item>
          <text:list-item>
            <text:p text:style-name="P51"><draw:frame draw:style-name="fr10" draw:name="Objet52" text:anchor-type="as-char" svg:width="0.721cm" svg:height="0.873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13">=</text:span><text:span text:style-name="T13"><draw:frame draw:style-name="fr13" draw:name="Objet54" text:anchor-type="as-char" svg:width="1.371cm" svg:height="0.873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3">=</text:span><draw:frame draw:style-name="fr13" draw:name="Objet55" text:anchor-type="as-char" svg:width="0.494cm" svg:height="0.873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ext:list-item>
          <text:list-item>
            <text:p text:style-name="P49"><draw:frame draw:style-name="fr10" draw:name="Objet56" text:anchor-type="as-char" svg:width="0.721cm" svg:height="0.873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13">=</text:span><text:span text:style-name="T13"><draw:frame draw:style-name="fr13" draw:name="Objet57" text:anchor-type="as-char" svg:width="1.371cm" svg:height="0.873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3">=</text:span><draw:frame draw:style-name="fr13" draw:name="Objet58" text:anchor-type="as-char" svg:width="0.494cm" svg:height="0.873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ext:list-item>
          <text:list-item>
            <text:p text:style-name="P51"><draw:frame draw:style-name="fr10" draw:name="Objet59" text:anchor-type="as-char" svg:width="0.721cm" svg:height="0.873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T13">=</text:span><text:span text:style-name="T13"><draw:frame draw:style-name="fr13" draw:name="Objet60" text:anchor-type="as-char" svg:width="1.371cm" svg:height="0.873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3">=</text:span><draw:frame draw:style-name="fr13" draw:name="Objet61" text:anchor-type="as-char" svg:width="0.494cm" svg:height="0.873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ext:list-item>
          <text:list-item>
            <text:p text:style-name="P51"><draw:frame draw:style-name="fr10" draw:name="Objet62" text:anchor-type="as-char" svg:width="0.829cm" svg:height="0.873cm" draw:z-index="30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13">=</text:span><text:span text:style-name="T13"><draw:frame draw:style-name="fr13" draw:name="Objet64" text:anchor-type="as-char" svg:width="1.482cm" svg:height="0.873cm" draw:z-index="3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3">=</text:span><draw:frame draw:style-name="fr13" draw:name="Objet65" text:anchor-type="as-char" svg:width="0.494cm" svg:height="0.873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ext:list-item>
          <text:list-item>
            <text:p text:style-name="P52"><draw:frame draw:style-name="fr10" draw:name="Objet22" text:anchor-type="as-char" svg:width="0.829cm" svg:height="0.873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13">=</text:span><text:span text:style-name="T13"><draw:frame draw:style-name="fr13" draw:name="Objet23" text:anchor-type="as-char" svg:width="1.706cm" svg:height="0.873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3">=</text:span><draw:frame draw:style-name="fr13" draw:name="Objet24" text:anchor-type="as-char" svg:width="0.72cm" svg:height="0.873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ext:list-item>
        </text:list>
      </text:section>
      <text:list xml:id="list83729272507947" text:continue-list="list83728883182847" text:style-name="Num_5f_Exo">
        <text:list-item>
          <text:h text:style-name="P42" text:outline-level="1"> Simplifie les fractions suivantes :</text:h>
        </text:list-item>
      </text:list>
      <text:list xml:id="list3914752682" text:style-name="Numbering_20_abc">
        <text:list-item>
          <text:p text:style-name="P47">par 2 :</text:p>
        </text:list-item>
      </text:list>
      <text:section text:style-name="Sect2" text:name="Section4">
        <text:list xml:id="list1140664360" text:style-name="L1">
          <text:list-item text:start-value="1">
            <text:p text:style-name="P50"><draw:frame draw:style-name="fr10" draw:name="Objet20" text:anchor-type="as-char" svg:width="0.619cm" svg:height="0.873cm" draw:z-index="61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T13">=</text:span> <draw:frame draw:style-name="fr11" draw:name="1" text:anchor-type="as-char" svg:width="1.515cm" svg:height="0.873cm" draw:z-index="97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ext:list-item>
          <text:list-item>
            <text:p text:style-name="P50"><draw:frame draw:style-name="fr10" draw:name="Objet87" text:anchor-type="as-char" svg:width="0.619cm" svg:height="0.873cm" draw:z-index="78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13">=</text:span> <draw:frame draw:style-name="fr11" draw:name="Objet11" text:anchor-type="as-char" svg:width="1.515cm" svg:height="0.873cm" draw:z-index="98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ext:list-item>
        </text:list>
      </text:section>
      <text:list xml:id="list83729928100338" text:continue-list="list3914752682" text:style-name="Numbering_20_abc">
        <text:list-item>
          <text:list>
            <text:list-item>
              <text:list>
                <text:list-item>
                  <text:p text:style-name="P58">par 3 :</text:p>
                </text:list-item>
              </text:list>
            </text:list-item>
          </text:list>
        </text:list-item>
      </text:list>
      <text:section text:style-name="Sect2" text:name="Section5">
        <text:list xml:id="list3669521351" text:style-name="L2">
          <text:list-item text:start-value="1">
            <text:p text:style-name="P54"><draw:frame draw:style-name="fr10" draw:name="Objet21" text:anchor-type="as-char" svg:width="0.619cm" svg:height="0.873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T13">=</text:span> <draw:frame draw:style-name="fr11" draw:name="Objet12" text:anchor-type="as-char" svg:width="1.517cm" svg:height="0.873cm" draw:z-index="99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ext:list-item>
          <text:list-item>
            <text:p text:style-name="P54"><draw:frame draw:style-name="fr10" draw:name="Objet112" text:anchor-type="as-char" svg:width="0.619cm" svg:height="0.873cm" draw:z-index="80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T13">=</text:span> <draw:frame draw:style-name="fr11" draw:name="Objet39" text:anchor-type="as-char" svg:width="1.937cm" svg:height="0.873cm" draw:z-index="100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ext:list-item>
          <text:list-item>
            <text:p text:style-name="P54"><draw:frame draw:style-name="fr10" draw:name="Objet25" text:anchor-type="as-char" svg:width="0.393cm" svg:height="0.873cm" draw:z-index="81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T13">=</text:span> <draw:frame draw:style-name="fr11" draw:name="Objet13" text:anchor-type="as-char" svg:width="1.515cm" svg:height="0.873cm" draw:z-index="10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ext:list-item>
          <text:list-item>
            <text:p text:style-name="P54"><draw:frame draw:style-name="fr10" draw:name="Objet91" text:anchor-type="as-char" svg:width="0.619cm" svg:height="0.873cm" draw:z-index="82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13">=</text:span> <draw:frame draw:style-name="fr11" draw:name="Objet40" text:anchor-type="as-char" svg:width="1.515cm" svg:height="0.873cm" draw:z-index="102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ext:list-item>
        </text:list>
      </text:section>
      <text:list xml:id="list83728705233098" text:continue-list="list83729928100338" text:style-name="Numbering_20_abc">
        <text:list-item>
          <text:list>
            <text:list-item>
              <text:list>
                <text:list-item>
                  <text:p text:style-name="P58">par 5 :</text:p>
                </text:list-item>
              </text:list>
            </text:list-item>
          </text:list>
        </text:list-item>
      </text:list>
      <text:section text:style-name="Sect2" text:name="Section6">
        <text:list xml:id="list1892222569" text:style-name="L3">
          <text:list-item text:start-value="1">
            <text:p text:style-name="P55"><draw:frame draw:style-name="fr10" draw:name="Objet34" text:anchor-type="as-char" svg:width="0.619cm" svg:height="0.873cm" draw:z-index="83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13">=</text:span> <draw:frame draw:style-name="fr11" draw:name="Objet41" text:anchor-type="as-char" svg:width="1.515cm" svg:height="0.873cm" draw:z-index="103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ext:list-item>
          <text:list-item>
            <text:p text:style-name="P55"><draw:frame draw:style-name="fr10" draw:name="Objet93" text:anchor-type="as-char" svg:width="0.843cm" svg:height="0.873cm" draw:z-index="84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13">=</text:span> <draw:frame draw:style-name="fr11" draw:name="Objet43" text:anchor-type="as-char" svg:width="2.009cm" svg:height="0.873cm" draw:z-index="10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ext:list-item>
          <text:list-item>
            <text:p text:style-name="P55"><draw:frame draw:style-name="fr10" draw:name="Objet35" text:anchor-type="as-char" svg:width="0.619cm" svg:height="0.873cm" draw:z-index="85"><draw:object xlink:href="./Object 46" xlink:type="simple" xlink:show="embed" xlink:actuate="onLoad"/><draw:image xlink:href="./ObjectReplacements/Object 46" xlink:type="simple" xlink:show="embed" xlink:actuate="onLoad"/><svg:desc>formule</svg:desc></draw:frame><text:span text:style-name="T13">=</text:span> <draw:frame draw:style-name="fr12" draw:name="Objet42" text:anchor-type="as-char" svg:width="1.515cm" svg:height="0.873cm" draw:z-index="105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ext:list-item>
          <text:list-item>
            <text:p text:style-name="P55"><draw:frame draw:style-name="fr10" draw:name="Objet95" text:anchor-type="as-char" svg:width="0.619cm" svg:height="0.873cm" draw:z-index="86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13">=</text:span> <draw:frame draw:style-name="fr11" draw:name="Objet44" text:anchor-type="as-char" svg:width="1.515cm" svg:height="0.873cm" draw:z-index="106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ext:list-item>
        </text:list>
      </text:section>
      <text:list xml:id="list83729753326745" text:continue-list="list83728705233098" text:style-name="Numbering_20_abc">
        <text:list-item>
          <text:list>
            <text:list-item>
              <text:list>
                <text:list-item>
                  <text:p text:style-name="P53">par le plus grand de 2 ; 3 ; 4 ; 5 ou 9.</text:p>
                </text:list-item>
              </text:list>
            </text:list-item>
          </text:list>
        </text:list-item>
      </text:list>
      <text:section text:style-name="Sect3" text:name="Section7">
        <text:list xml:id="list3629476414" text:style-name="L4">
          <text:list-item>
            <text:p text:style-name="P56"><draw:frame draw:style-name="fr10" draw:name="Objet36" text:anchor-type="as-char" svg:width="0.619cm" svg:height="0.873cm" draw:z-index="87"><draw:object xlink:href="./Object 48" xlink:type="simple" xlink:show="embed" xlink:actuate="onLoad"/><draw:image xlink:href="./ObjectReplacements/Object 48" xlink:type="simple" xlink:show="embed" xlink:actuate="onLoad"/><svg:desc>formule</svg:desc></draw:frame><text:span text:style-name="T18">=</text:span> <draw:frame draw:style-name="fr11" draw:name="Objet45" text:anchor-type="as-char" svg:width="1.519cm" svg:height="0.873cm" draw:z-index="107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ext:list-item>
          <text:list-item>
            <text:p text:style-name="P56"><draw:frame draw:style-name="fr10" draw:name="Objet37" text:anchor-type="as-char" svg:width="0.619cm" svg:height="0.873cm" draw:z-index="88"><draw:object xlink:href="./Object 49" xlink:type="simple" xlink:show="embed" xlink:actuate="onLoad"/><draw:image xlink:href="./ObjectReplacements/Object 49" xlink:type="simple" xlink:show="embed" xlink:actuate="onLoad"/><svg:desc>formule</svg:desc></draw:frame><text:span text:style-name="T13">=</text:span> <draw:frame draw:style-name="fr11" draw:name="Objet53" text:anchor-type="as-char" svg:width="1.974cm" svg:height="0.873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ext:list-item>
          <text:list-item>
            <text:p text:style-name="P56"><draw:frame draw:style-name="fr10" draw:name="Objet38" text:anchor-type="as-char" svg:width="0.619cm" svg:height="0.873cm" draw:z-index="89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13">=</text:span> <draw:frame draw:style-name="fr11" draw:name="Objet63" text:anchor-type="as-char" svg:width="2.009cm" svg:height="0.873cm" draw:z-index="109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ext:list-item>
          <text:list-item>
            <text:p text:style-name="P56"><draw:frame draw:style-name="fr10" draw:name="Objet18" text:anchor-type="as-char" svg:width="0.619cm" svg:height="0.873cm" draw:z-index="59"><draw:object xlink:href="./Object 36" xlink:type="simple" xlink:show="embed" xlink:actuate="onLoad"/><draw:image xlink:href="./ObjectReplacements/Object 36" xlink:type="simple" xlink:show="embed" xlink:actuate="onLoad"/><svg:desc>formule</svg:desc></draw:frame><text:span text:style-name="T13">=</text:span> <draw:frame draw:style-name="fr11" draw:name="Objet66" text:anchor-type="as-char" svg:width="1.937cm" svg:height="0.873cm" draw:z-index="110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ext:list-item>
        </text:list>
      </text:section>
      <text:list xml:id="list83728224407522" text:continue-list="list83729272507947" text:style-name="Num_5f_Exo">
        <text:list-item>
          <text:h text:style-name="P43" text:outline-level="1"> Simplifie les fractions en utilisant les critères de divisibilité ou les tables de multiplication.</text:h>
        </text:list-item>
      </text:list>
      <text:list xml:id="list83730141802455" text:continue-list="list3046921456" text:style-name="liste_5f_abc">
        <text:list-item text:start-value="1">
          <text:p text:style-name="P57"><draw:frame draw:style-name="fr10" draw:name="Objet16" text:anchor-type="as-char" svg:width="0.619cm" svg:height="0.873cm" draw:z-index="111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13">=</text:span><text:span text:style-name="T25"> </text:span><draw:frame draw:style-name="fr11" draw:name="Objet17" text:anchor-type="as-char" svg:width="1.937cm" svg:height="0.873cm" draw:z-index="112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</text:list-item>
        <text:list-item>
          <text:p text:style-name="P57"><draw:frame draw:style-name="fr10" draw:name="Objet67" text:anchor-type="as-char" svg:width="0.843cm" svg:height="0.873cm" draw:z-index="113"><draw:object xlink:href="./Object 69" xlink:type="simple" xlink:show="embed" xlink:actuate="onLoad"/><draw:image xlink:href="./ObjectReplacements/Object 69" xlink:type="simple" xlink:show="embed" xlink:actuate="onLoad"/><svg:desc>formule</svg:desc></draw:frame><text:span text:style-name="T13">=</text:span> <text:span text:style-name="T14"><draw:frame draw:style-name="fr11" draw:name="Objet19" text:anchor-type="as-char" svg:width="1.974cm" svg:height="0.873cm" draw:z-index="114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</text:list-item>
        <text:list-item>
          <text:p text:style-name="P57"><draw:frame draw:style-name="fr10" draw:name="Objet68" text:anchor-type="as-char" svg:width="0.619cm" svg:height="0.873cm" draw:z-index="115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T13">=</text:span> <text:span text:style-name="T14"><draw:frame draw:style-name="fr11" draw:name="Objet70" text:anchor-type="as-char" svg:width="1.937cm" svg:height="0.873cm" draw:z-index="116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  </text:list-item>
        <text:list-item>
          <text:p text:style-name="P57"><draw:frame draw:style-name="fr10" draw:name="Objet69" text:anchor-type="as-char" svg:width="0.619cm" svg:height="0.873cm" draw:z-index="117"><draw:object xlink:href="./Object 68" xlink:type="simple" xlink:show="embed" xlink:actuate="onLoad"/><draw:image xlink:href="./ObjectReplacements/Object 68" xlink:type="simple" xlink:show="embed" xlink:actuate="onLoad"/><svg:desc>formule</svg:desc></draw:frame><text:span text:style-name="T13">=</text:span> <text:span text:style-name="T14"><draw:frame draw:style-name="fr11" draw:name="Objet71" text:anchor-type="as-char" svg:width="1.727cm" svg:height="0.873cm" draw:z-index="118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  </text:list-item>
        <text:list-item>
          <text:p text:style-name="P57"><text:span text:style-name="_5f_pointillés_20_gris"><text:span text:style-name="T16"><draw:frame draw:style-name="fr10" draw:name="Objet15" text:anchor-type="as-char" svg:width="0.619cm" svg:height="0.873cm" draw:z-index="11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23">=</text:span></text:span><text:span text:style-name="_5f_pointillés_20_gris"> </text:span><text:span text:style-name="_5f_pointillés_20_gris"><text:span text:style-name="T14"><draw:frame draw:style-name="fr11" draw:name="Objet72" text:anchor-type="as-char" svg:width="1.727cm" svg:height="0.873cm" draw:z-index="12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/text:p>
        </text:list-item>
      </text:list>
      <text:list xml:id="list83728646540872" text:continue-list="list83728224407522" text:style-name="Num_5f_Exo">
        <text:list-item>
          <text:h text:style-name="P46" text:outline-level="1"><text:span text:style-name="T15"><text:s/> </text:span><text:span text:style-name="T20">Tu dois placer les dominos dans le parcours en les recopiant, sachant qu'un domino ne peut servir qu'une seule fois. Les fractions qui se touchent doivent être égales. (</text:span><text:span text:style-name="T21">voir exempl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5"/>
        <table:table-column table:style-name="Tableau2.H"/>
        <table:table-row table:style-name="Tableau2.1">
          <table:table-cell table:style-name="Tableau2.A1" office:value-type="string">
            <text:p text:style-name="P38"><draw:frame draw:style-name="fr9" draw:name="Objet14" text:anchor-type="as-char" svg:width="0.494cm" svg:height="0.873cm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2.B1" office:value-type="string">
            <text:p text:style-name="P38"><draw:frame draw:style-name="fr10" draw:name="Objet10" text:anchor-type="as-char" svg:width="0.721cm" svg:height="0.873cm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2.A1" office:value-type="string">
            <text:p text:style-name="P33"><draw:frame draw:style-name="fr9" draw:name="Objet1" text:anchor-type="as-char" svg:width="0.497cm" svg:height="0.873cm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2.B1" office:value-type="string">
            <text:p text:style-name="P33"><draw:frame draw:style-name="fr9" draw:name="Objet2" text:anchor-type="as-char" svg:width="0.721cm" svg:height="0.873cm" draw:z-index="39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2.A1" office:value-type="string">
            <text:p text:style-name="P33"><draw:frame draw:style-name="fr8" draw:name="Objet228" text:anchor-type="as-char" svg:width="0.497cm" svg:height="0.873cm" draw:z-index="40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2.B1" office:value-type="string">
            <text:p text:style-name="P33"><draw:frame draw:style-name="fr8" draw:name="Objet229" text:anchor-type="as-char" svg:width="0.721cm" svg:height="0.873cm" draw:z-index="41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table-cell table:style-name="Tableau2.G1" office:value-type="string">
            <text:p text:style-name="P33"><draw:frame draw:style-name="fr8" draw:name="Objet230" text:anchor-type="as-char" svg:width="0.427cm" svg:height="0.411cm" draw:z-index="42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</table:table-cell>
          <table:table-cell table:style-name="Tableau2.H1" office:value-type="string">
            <text:p text:style-name="P33"><draw:frame draw:style-name="fr7" draw:name="Objet231" text:anchor-type="as-char" svg:width="0.721cm" svg:height="0.873cm" draw:z-index="43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33"/>
          </table:table-cell>
          <table:table-cell table:style-name="Tableau2.B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H6" office:value-type="string">
            <text:p text:style-name="P34">8</text:p>
          </table:table-cell>
        </table:table-row>
        <table:table-row table:style-name="Tableau2.3">
          <table:table-cell table:style-name="Tableau2.A3" office:value-type="string">
            <text:p text:style-name="P36"><draw:frame draw:style-name="fr5" draw:name="Objet247" text:anchor-type="as-char" svg:width="0.497cm" svg:height="0.873cm" draw:z-index="44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2.B3" office:value-type="string">
            <text:p text:style-name="P36"><draw:frame draw:style-name="fr5" draw:name="Objet249" text:anchor-type="as-char" svg:width="0.72cm" svg:height="0.873cm" draw:z-index="45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  <table:table-cell table:style-name="Tableau2.A1" office:value-type="string">
            <text:p text:style-name="P33"><draw:frame draw:style-name="fr5" draw:name="Objet250" text:anchor-type="as-char" svg:width="0.494cm" svg:height="0.873cm" draw:z-index="46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</table:table-cell>
          <table:table-cell table:style-name="Tableau2.B1" office:value-type="string">
            <text:p text:style-name="P33"><draw:frame draw:style-name="fr5" draw:name="Objet251" text:anchor-type="as-char" svg:width="0.72cm" svg:height="0.873cm" draw:z-index="47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2.A3" office:value-type="string">
            <text:p text:style-name="P36"><draw:frame draw:style-name="fr7" draw:name="Objet252" text:anchor-type="as-char" svg:width="0.494cm" svg:height="0.873cm" draw:z-index="48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2.B3" office:value-type="string">
            <text:p text:style-name="P36"><draw:frame draw:style-name="fr7" draw:name="Objet73" text:anchor-type="as-char" svg:width="0.72cm" svg:height="0.873cm" draw:z-index="49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  <table:table-cell table:style-name="Tableau2.G7" office:value-type="string">
            <text:p text:style-name="P33"/>
          </table:table-cell>
          <table:table-cell table:style-name="Tableau2.H7" office:value-type="string">
            <text:p text:style-name="P33"><draw:frame draw:style-name="fr5" draw:name="Objet232" text:anchor-type="as-char" svg:width="0.721cm" svg:height="0.873cm" draw:z-index="50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</table:table-row>
        <table:table-row table:style-name="Tableau2.3">
          <table:table-cell table:style-name="Tableau2.A4" office:value-type="string">
            <text:p text:style-name="P33"><draw:frame draw:style-name="fr5" draw:name="Objet246" text:anchor-type="as-char" svg:width="0.721cm" svg:height="0.873cm" draw:z-index="51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2.B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F4" office:value-type="string">
            <text:p text:style-name="P33"><draw:frame draw:style-name="fr5" draw:name="Objet253" text:anchor-type="as-char" svg:width="0.497cm" svg:height="0.873cm" draw:z-index="52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  <table:table-cell table:style-name="Tableau2.G7" office:value-type="string">
            <text:p text:style-name="P33"/>
          </table:table-cell>
          <table:table-cell table:style-name="Tableau2.H4" office:value-type="string">
            <text:p text:style-name="P36"><draw:frame draw:style-name="fr5" draw:name="Objet233" text:anchor-type="as-char" svg:width="0.497cm" svg:height="0.873cm" draw:z-index="53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</table:table-cell>
        </table:table-row>
        <table:table-row table:style-name="Tableau2.3">
          <table:table-cell table:style-name="Tableau2.A5" office:value-type="string">
            <text:p text:style-name="P33"><draw:frame draw:style-name="fr5" draw:name="Objet245" text:anchor-type="as-char" svg:width="0.497cm" svg:height="0.873cm" draw:z-index="54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</table:table-cell>
          <table:table-cell table:style-name="Tableau2.B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F5" office:value-type="string">
            <text:p text:style-name="P33"><draw:frame draw:style-name="fr5" draw:name="Objet254" text:anchor-type="as-char" svg:width="0.721cm" svg:height="0.873cm" draw:z-index="5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</table:table-cell>
          <table:table-cell table:style-name="Tableau2.G7" office:value-type="string">
            <text:p text:style-name="P33"/>
          </table:table-cell>
          <table:table-cell table:style-name="Tableau2.H5" office:value-type="string">
            <text:p text:style-name="P36"><draw:frame draw:style-name="fr5" draw:name="Objet234" text:anchor-type="as-char" svg:width="0.721cm" svg:height="0.873cm" draw:z-index="60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    </table:table-cell>
        </table:table-row>
        <table:table-row table:style-name="Tableau2.3">
          <table:table-cell table:style-name="Tableau2.H4" office:value-type="string">
            <text:p text:style-name="P36"><draw:frame draw:style-name="fr5" draw:name="Objet244" text:anchor-type="as-char" svg:width="0.721cm" svg:height="0.873cm" draw:z-index="63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</table:table-cell>
          <table:table-cell table:style-name="Tableau2.B7" office:value-type="string">
            <text:p text:style-name="P33"/>
          </table:table-cell>
          <table:table-cell table:style-name="Tableau2.A1" office:value-type="string">
            <text:p text:style-name="P33"><draw:frame draw:style-name="fr5" draw:name="Objet258" text:anchor-type="as-char" svg:width="0.721cm" svg:height="0.873cm" draw:z-index="64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</table:table-cell>
          <table:table-cell table:style-name="Tableau2.B1" office:value-type="string">
            <text:p text:style-name="P33"><draw:frame draw:style-name="fr5" draw:name="Objet257" text:anchor-type="as-char" svg:width="0.497cm" svg:height="0.873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</table:table-cell>
          <table:table-cell table:style-name="Tableau2.A3" office:value-type="string">
            <text:p text:style-name="P36"><draw:frame draw:style-name="fr5" draw:name="Objet256" text:anchor-type="as-char" svg:width="0.721cm" svg:height="0.873cm" draw:z-index="66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    </table:table-cell>
          <table:table-cell table:style-name="Tableau2.B3" office:value-type="string">
            <text:p text:style-name="P36"><draw:frame draw:style-name="fr6" draw:name="Objet255" text:anchor-type="as-char" svg:y="-0.706cm" svg:width="0.721cm" svg:height="0.873cm" draw:z-index="67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  <table:table-cell table:style-name="Tableau2.G7" office:value-type="string">
            <text:p text:style-name="P33"/>
          </table:table-cell>
          <table:table-cell table:style-name="Tableau2.H6" office:value-type="string">
            <text:p text:style-name="P33"><draw:frame draw:style-name="fr5" draw:name="Objet235" text:anchor-type="as-char" svg:width="0.497cm" svg:height="0.873cm" draw:z-index="68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  </table:table-cell>
        </table:table-row>
        <table:table-row table:style-name="Tableau2.3">
          <table:table-cell table:style-name="Tableau2.H5" office:value-type="string">
            <text:p text:style-name="P36"><draw:frame draw:style-name="fr6" draw:name="Objet243" text:anchor-type="as-char" svg:y="-0.455cm" svg:width="0.497cm" svg:height="0.873cm" draw:z-index="69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</table:table-cell>
          <table:table-cell table:style-name="Tableau2.B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G7" office:value-type="string">
            <text:p text:style-name="P33"/>
          </table:table-cell>
          <table:table-cell table:style-name="Tableau2.H7" office:value-type="string">
            <text:p text:style-name="P33"><draw:frame draw:style-name="fr5" draw:name="Objet236" text:anchor-type="as-char" svg:width="0.721cm" svg:height="0.873cm" draw:z-index="70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    </table:table-cell>
        </table:table-row>
        <table:table-row table:style-name="Tableau2.3">
          <table:table-cell table:style-name="Tableau2.A1" office:value-type="string">
            <text:p text:style-name="P33"><draw:frame draw:style-name="fr5" draw:name="Objet242" text:anchor-type="as-char" svg:width="0.721cm" svg:height="0.873cm" draw:z-index="71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</table:table-cell>
          <table:table-cell table:style-name="Tableau2.B1" office:value-type="string">
            <text:p text:style-name="P33"><draw:frame draw:style-name="fr5" draw:name="Objet241" text:anchor-type="as-char" svg:width="0.497cm" svg:height="0.873cm" draw:z-index="72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</table:table-cell>
          <table:table-cell table:style-name="Tableau2.A3" office:value-type="string">
            <text:p text:style-name="P36"><draw:frame draw:style-name="fr5" draw:name="Objet240" text:anchor-type="as-char" svg:width="0.721cm" svg:height="0.873cm" draw:z-index="73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</table:table-cell>
          <table:table-cell table:style-name="Tableau2.D8" office:value-type="float" office:value="5">
            <text:p text:style-name="P37">5</text:p>
          </table:table-cell>
          <table:table-cell table:style-name="Tableau2.A1" office:value-type="string">
            <text:p text:style-name="P33"><draw:frame draw:style-name="fr5" draw:name="Objet239" text:anchor-type="as-char" svg:width="0.721cm" svg:height="0.873cm" draw:z-index="74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</table:table-cell>
          <table:table-cell table:style-name="Tableau2.F8" office:value-type="float" office:value="3">
            <text:p text:style-name="P35">3</text:p>
          </table:table-cell>
          <table:table-cell table:style-name="Tableau2.A3" office:value-type="string">
            <text:p text:style-name="P36"><draw:frame draw:style-name="fr5" draw:name="Objet238" text:anchor-type="as-char" svg:width="0.721cm" svg:height="0.873cm" draw:z-index="75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</table:table-cell>
          <table:table-cell table:style-name="Tableau2.B3" office:value-type="string">
            <text:p text:style-name="P36"><draw:frame draw:style-name="fr5" draw:name="Objet237" text:anchor-type="as-char" svg:width="0.497cm" svg:height="0.873cm" draw:z-index="76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</table:table-cell>
        </table:table-row>
      </table:table>
      <text:list xml:id="list727205824" text:style-name="_5f_Numérotation_20_des_20_exercices_20_livrets">
        <text:list-header>
          <text:p text:style-name="P48"><text:span text:style-name="corps"><text:span text:style-name="T17"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20_corrigée" style:display-name="Formule corrigée" style:family="graphic" style:parent-style-name="Formula">
      <style:graphic-properties text:anchor-type="as-char" svg:y="0cm" style:wrap="parallel" style:number-wrapped-paragraphs="no-limit" style:wrap-contour="false" style:vertical-pos="middle" style:vertical-rel="text"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abc" style:display-name="Numbering abc" text:consecutive-numbering="true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 fo:text-indent="-2.731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Standard">
      <style:text-properties fo:font-size="6pt" style:font-size-asian="6pt" style:font-size-complex="6pt"/>
    </style:style>
    <style:style style:name="M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_5f_En-tête">
      <style:text-properties officeooo:rsid="0013441a" officeooo:paragraph-rsid="002291c6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9fee0"/>
    </style:style>
    <style:style style:name="MP3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2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MP32" style:family="paragraph" style:parent-style-name="Footer">
      <style:text-properties officeooo:paragraph-rsid="002556d8"/>
    </style:style>
    <style:style style:name="MP3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T7" style:family="text">
      <style:text-properties style:font-weight-asian="bold" style:font-weight-complex="bold"/>
    </style:style>
    <style:style style:name="MT8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MT9" style:family="text">
      <style:text-properties fo:font-variant="normal" fo:text-transform="none" style:font-weight-asian="bold" style:font-weight-complex="bold"/>
    </style:style>
    <style:style style:name="MT10" style:family="text">
      <style:text-properties fo:font-variant="normal" fo:text-transform="none" style:font-name="OpenSymbol2" fo:font-style="normal" style:font-style-asian="normal" style:font-weight-asian="bold" style:font-style-complex="normal" style:font-weight-complex="bold"/>
    </style:style>
    <style:style style:name="MT11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MT12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MT13" style:family="text">
      <style:text-properties officeooo:rsid="0017dc58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du_20_livret_20_pair" style:display-name="_Fiche du livret pair" style:page-layout-name="Mpm10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6"/>
      </style:header>
    </style:master-page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1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14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14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éditeur_20_série_20_2_20_paire_20__28_G_29_" style:display-name="_Fiche éditeur série 2 paire (G)" style:page-layout-name="Mpm16" style:next-style-name="_5f_Fiche_20_éditeur_20_série_20_2_20_impaire_20__28_D_29_">
      <style:header>
        <text:p text:style-name="MP16">Série 2: Multiplier deux nombres relatifs</text:p>
      </style:header>
      <style:footer>
        <text:h text:style-name="MP17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6" style:next-style-name="_5f_Fiche_20_éditeur_20_série_20_3_20_impaire_20__28_D_29_">
      <style:header>
        <text:p text:style-name="MP13">Série 3 : ???</text:p>
      </style:header>
      <style:footer>
        <text:p text:style-name="MP18">Chapitre ? : ...</text:p>
      </style:footer>
    </style:master-page>
    <style:master-page style:name="_5f_Fiche_20_éditeur_20_série_20_4_20_paire_20__28_G_29_" style:display-name="_Fiche éditeur série 4 paire (G)" style:page-layout-name="Mpm16" style:next-style-name="_5f_Fiche_20_éditeur_20_série_20_4_20_impaire_20__28_D_29_">
      <style:header>
        <text:p text:style-name="MP13">Série 4 : ???</text:p>
      </style:header>
      <style:footer>
        <text:p text:style-name="MP18">Chapitre ? : ...</text:p>
      </style:footer>
    </style:master-page>
    <style:master-page style:name="_5f_Fiche_20_éditeur_20_synthèse_20_paire_20__28_G_29_" style:display-name="_Fiche éditeur synthèse paire (G)" style:page-layout-name="Mpm16" style:next-style-name="_5f_Fiche_20_éditeur_20_synthèse_20_impaire_20__28_D_29_">
      <style:header>
        <text:p text:style-name="MP13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19"><text:tab/><text:tab/><text:tab/><text:tab/><text:tab/><text:tab/></text:p>
        <text:p text:style-name="MP19"/>
      </style:header>
      <style:footer>
        <text:p text:style-name="MP20">Chapitre G? :<text:tab/><text:tab/> <text:s text:c="93"/>Série ? :</text:p>
      </style:footer>
      <style:footer-left>
        <text:p text:style-name="MP21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4</text:span></text:p></draw:text-box></draw:frame><draw:line text:anchor-type="char" draw:z-index="90" draw:name="Forme3" draw:style-name="Mgr3" draw:text-style-name="MP24" svg:x1="10.493cm" svg:y1="0.36cm" svg:x2="20.496cm" svg:y2="0.36cm"><text:p/></draw:line>Simplifier une fraction</text:p>
      </style:header>
      <style:footer>
        <text:p text:style-name="MP26"><draw:frame draw:style-name="Mfr1" draw:name="Cadre11" text:anchor-type="paragraph" svg:y="-0.06cm" draw:z-index="56"><draw:text-box fo:min-height="0.499cm" fo:min-width="3cm"><draw:frame draw:style-name="Mfr2" draw:name="Cadre2" text:anchor-type="frame" svg:x="0.45cm" svg:y="0.079cm" svg:width="0.817cm" draw:z-index="57"><draw:text-box fo:min-height="0.355cm"><text:p text:style-name="MP27"><draw:g text:anchor-type="paragraph" draw:z-index="5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7</text:page-number></text:p></draw:text-box></draw:frame><text:p text:style-name="MP29">Nombres rationnels • A<text:span text:style-name="MT6">3</text:span></text:p></draw:text-box></draw:frame></text:p>
      </style:footer>
    </style:master-page>
    <style:master-page style:name="_5f_Fiche_20_éditeur_20_série_20_4_20_impaire_20_une_20_page_20__28_D_29_" style:display-name="_Fiche éditeur série 4 impaire une page (D)" style:page-layout-name="Mpm23" style:next-style-name="_5f_Fiche_20_éditeur_20_série_20_4_20_paire_20__28_G_29_">
      <style:header>
        <text:p text:style-name="Entête_20_couleur">Série 4 : Écritures<text:span text:style-name="MT7"> </text:span><text:span text:style-name="Variable"><text:span text:style-name="MT8">a</text:span></text:span><text:span text:style-name="MT9"> </text:span><text:span text:style-name="MT10">×</text:span><text:span text:style-name="MT9"> </text:span><text:span text:style-name="MT11">10</text:span><text:span text:style-name="MT12">n</text:span><text:span text:style-name="MT7">, notation scientifique</text:span></text:p>
      </style:header>
      <style:footer>
        <text:p text:style-name="MP14">Chapitre G2 : Triangles</text:p>
      </style:footer>
      <style:footer-left>
        <text:p text:style-name="MP30">Chapitre N3 : Puissances</text:p>
      </style:footer-left>
    </style:master-page>
    <style:master-page style:name="_5f_Fiche_20_éditeur_20_série_20_2_20_une_20_colonne_20_impaire_20__28_G_29__5f_2" style:display-name="_Fiche éditeur série 2 une colonne impaire (G)_2" style:page-layout-name="Mpm24" draw:style-name="Mdp1">
      <style:header>
        <text:p text:style-name="MP31"><draw:path text:anchor-type="paragraph" draw:z-index="92" draw:name="Forme5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2" draw:name="Forme6" draw:style-name="Mgr2" draw:text-style-name="MP25" svg:width="2.703cm" svg:height="0.715cm" draw:transform="rotate (0.0872664625997165) translate (-0.172861111111111cm 0.218722222222222cm)"><draw:text-box><text:p text:style-name="MP24"><text:span text:style-name="MT5">Série 7</text:span></text:p></draw:text-box></draw:frame><draw:line text:anchor-type="paragraph" draw:z-index="1" draw:name="Forme7" draw:style-name="Mgr6" draw:text-style-name="MP24" svg:x1="18.944cm" svg:y1="0.36cm" svg:x2="20.461cm" svg:y2="0.36cm"><text:p/></draw:line>Calculer avec des nombres en notation scientifique</text:p>
      </style:header>
      <style:footer>
        <text:p text:style-name="MP26"><draw:frame draw:style-name="Mfr1" draw:name="Cadre31" text:anchor-type="paragraph" svg:y="-0.06cm" draw:z-index="0"><draw:text-box fo:min-height="0.499cm" fo:min-width="3cm"><draw:frame draw:style-name="Mfr3" draw:name="Cadre4" text:anchor-type="frame" svg:x="3.45cm" svg:y="0.079cm" svg:width="0.817cm" draw:z-index="0"><draw:text-box fo:min-height="0.355cm"><text:p text:style-name="MP27"><draw:g text:anchor-type="paragraph" draw:z-index="91" draw:name="Forme8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3">Puissances</text:span> • A<text:span text:style-name="MT13">4</text:span></text:p></draw:text-box></draw:frame>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33">Chapitre G2 : Triangles</text:p>
      </style:footer>
      <style:footer-left>
        <text:p text:style-name="MP34">Fonctions linéaires et affines : Chapitre D2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Katia Hache</meta:initial-creator>
    <meta:creation-date>2008-10-12T19:12:15</meta:creation-date>
    <dc:date>2021-10-05T08:37:27.516000000</dc:date>
    <meta:editing-cycles>110</meta:editing-cycles>
    <meta:editing-duration>PT21H27M41S</meta:editing-duration>
    <dc:subject>Simplifier</dc:subject>
    <dc:title>A3_5 série 3 </dc:title>
    <meta:document-statistic meta:table-count="3" meta:image-count="0" meta:object-count="109" meta:page-count="1" meta:paragraph-count="157" meta:word-count="425" meta:character-count="2274" meta:non-whitespace-character-count="15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over {6}</math:annotation>
  </math:semantics>
</math:math>
</file>

<file path=Object 10/content.xml><?xml version="1.0" encoding="utf-8"?>
<math xmlns="http://www.w3.org/1998/Math/MathML">
  <semantics>
    <mrow>
      <mfrac>
        <mrow>
          <mrow>
            <mn>6</mn>
          </mrow>
          <mrow>
            <mi/>
            <mo stretchy="false">×</mo>
            <mi/>
          </mrow>
          <mn>5</mn>
        </mrow>
        <mrow>
          <mrow>
            <mn>6</mn>
          </mrow>
          <mrow>
            <mi/>
            <mo stretchy="false">×</mo>
            <mi/>
          </mrow>
          <mn>8</mn>
        </mrow>
      </mfrac>
    </mrow>
    <annotation encoding="StarMath 5.0">{{6} `times` 5} over {{6} `times` 8}</annotation>
  </semantics>
</math>
</file>

<file path=Object 100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4</math:mn>
    </math:mfrac>
    <math:annotation math:encoding="StarMath 5.0">{4}over {24}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27</math:mn>
    </math:mfrac>
    <math:annotation math:encoding="StarMath 5.0">{18}over {27}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frac>
      <math:mn>63</math:mn>
      <math:mn>49</math:mn>
    </math:mfrac>
    <math:annotation math:encoding="StarMath 5.0">{63}over {49}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5</math:mn>
    </math:mfrac>
    <math:annotation math:encoding="StarMath 5.0">{1}over {5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2}over {10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0</math:mn>
    </math:mfrac>
    <math:annotation math:encoding="StarMath 5.0">{1}over {10}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6</math:mn>
    </math:mfrac>
    <math:annotation math:encoding="StarMath 5.0">{1}over {6}</math:annotation>
  </math:semantics>
</math:math>
</file>

<file path=Object 107/content.xml><?xml version="1.0" encoding="utf-8"?>
<math xmlns="http://www.w3.org/1998/Math/MathML">
  <semantics>
    <mrow>
      <mfrac>
        <mrow>
          <mn>7</mn>
        </mrow>
        <mrow>
          <mn>2</mn>
        </mrow>
      </mfrac>
    </mrow>
    <annotation encoding="StarMath 5.0">{7}over {2}</annotation>
  </semantics>
</math>
</file>

<file path=Object 108/content.xml><?xml version="1.0" encoding="utf-8"?>
<math xmlns="http://www.w3.org/1998/Math/MathML">
  <semantics>
    <mrow>
      <mfrac>
        <mrow>
          <mn>35</mn>
        </mrow>
        <mrow>
          <mn>28</mn>
        </mrow>
      </mfrac>
    </mrow>
    <annotation encoding="StarMath 5.0">{35}over {28}</annotation>
  </semantics>
</math>
</file>

<file path=Object 109/content.xml><?xml version="1.0" encoding="utf-8"?>
<math xmlns="http://www.w3.org/1998/Math/MathML">
  <semantics>
    <mrow>
      <mfrac>
        <mrow>
          <mn>14</mn>
        </mrow>
        <mrow>
          <mn>4</mn>
        </mrow>
      </mfrac>
    </mrow>
    <annotation encoding="StarMath 5.0">{14}over {4}</annotation>
  </semantics>
</math>
</file>

<file path=Object 11/content.xml><?xml version="1.0" encoding="utf-8"?>
<math xmlns="http://www.w3.org/1998/Math/MathML">
  <semantics>
    <mrow>
      <mfrac>
        <mrow>
          <mn>5</mn>
        </mrow>
        <mrow>
          <mn>8</mn>
        </mrow>
      </mfrac>
    </mrow>
    <annotation encoding="StarMath 5.0">{5 }over {8 }</annotation>
  </semantics>
</math>
</file>

<file path=Object 110/content.xml><?xml version="1.0" encoding="utf-8"?>
<math xmlns="http://www.w3.org/1998/Math/MathML">
  <semantics>
    <mrow>
      <mfrac>
        <mrow>
          <mn>1</mn>
        </mrow>
        <mrow>
          <mn>7</mn>
        </mrow>
      </mfrac>
    </mrow>
    <annotation encoding="StarMath 5.0">{1}over {7}</annotation>
  </semantics>
</math>
</file>

<file path=Object 111/content.xml><?xml version="1.0" encoding="utf-8"?>
<math xmlns="http://www.w3.org/1998/Math/MathML">
  <semantics>
    <mrow>
      <mfrac>
        <mrow>
          <mn>2</mn>
        </mrow>
        <mrow>
          <mn>14</mn>
        </mrow>
      </mfrac>
    </mrow>
    <annotation encoding="StarMath 5.0">{2}over {14}</annotation>
  </semantics>
</math>
</file>

<file path=Object 112/content.xml><?xml version="1.0" encoding="utf-8"?>
<math xmlns="http://www.w3.org/1998/Math/MathML">
  <semantics>
    <mrow>
      <mfrac>
        <mrow>
          <mn>50</mn>
        </mrow>
        <mrow>
          <mn>10</mn>
        </mrow>
      </mfrac>
    </mrow>
    <annotation encoding="StarMath 5.0">{50}over {10}</annotation>
  </semantics>
</math>
</file>

<file path=Object 113/content.xml><?xml version="1.0" encoding="utf-8"?>
<math xmlns="http://www.w3.org/1998/Math/MathML">
  <semantics>
    <mrow>
      <mfrac>
        <mrow>
          <mn>27</mn>
        </mrow>
        <mrow>
          <mn>9</mn>
        </mrow>
      </mfrac>
    </mrow>
    <annotation encoding="StarMath 5.0">{27}over {9}</annotation>
  </semantics>
</math>
</file>

<file path=Object 114/content.xml><?xml version="1.0" encoding="utf-8"?>
<math xmlns="http://www.w3.org/1998/Math/MathML">
  <semantics>
    <mrow>
      <mfrac>
        <mrow>
          <mn>5</mn>
        </mrow>
        <mrow>
          <mn>4</mn>
        </mrow>
      </mfrac>
    </mrow>
    <annotation encoding="StarMath 5.0">{5}over {4}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63</math:mn>
      <math:mn>35</math:mn>
    </math:mfrac>
    <math:annotation math:encoding="StarMath 5.0">{63}over {35}</math:annotation>
  </math:semantics>
</math:math>
</file>

<file path=Object 13/content.xml><?xml version="1.0" encoding="utf-8"?>
<math xmlns="http://www.w3.org/1998/Math/MathML">
  <semantics>
    <mrow>
      <mfrac>
        <mrow>
          <mrow>
            <mn>7</mn>
          </mrow>
          <mrow>
            <mi/>
            <mo stretchy="false">×</mo>
            <mi/>
          </mrow>
          <mn>9</mn>
        </mrow>
        <mrow>
          <mrow>
            <mn>7</mn>
          </mrow>
          <mrow>
            <mi/>
            <mo stretchy="false">×</mo>
            <mi/>
          </mrow>
          <mn>5</mn>
        </mrow>
      </mfrac>
    </mrow>
    <annotation encoding="StarMath 5.0">{{7} `times` 9} over {{7} `times` 5}</annotation>
  </semantics>
</math>
</file>

<file path=Object 14/content.xml><?xml version="1.0" encoding="utf-8"?>
<math xmlns="http://www.w3.org/1998/Math/MathML">
  <semantics>
    <mrow>
      <mfrac>
        <mrow>
          <mn>9</mn>
        </mrow>
        <mrow>
          <mn>5</mn>
        </mrow>
      </mfrac>
    </mrow>
    <annotation encoding="StarMath 5.0">{9 }over {5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60</math:mn>
    </math:mfrac>
    <math:annotation math:encoding="StarMath 5.0">{15}over {60}</math:annotation>
  </math:semantics>
</math:math>
</file>

<file path=Object 16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17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style color="fuchsia">
          <mstyle mathvariant="bold">
            <mn>3</mn>
          </mstyle>
        </mstyle>
      </mrow>
      <mrow>
        <mn>7</mn>
        <mrow>
          <mspace width="0.5em"/>
          <mo stretchy="false">×</mo>
          <mspace width="0.5em"/>
        </mrow>
        <mstyle color="fuchsia">
          <mstyle mathvariant="bold">
            <mn>3</mn>
          </mstyle>
        </mstyle>
      </mrow>
    </mfrac>
    <annotation encoding="StarMath 5.0">{ 5` times` color magenta bold{3} } over { 7` times `color magenta bold{3} } </annotation>
  </semantics>
</math>
</file>

<file path=Object 18/content.xml><?xml version="1.0" encoding="utf-8"?>
<math xmlns="http://www.w3.org/1998/Math/MathML" display="block">
  <semantics>
    <mfrac>
      <mn>5</mn>
      <mn>7</mn>
    </mfrac>
    <annotation encoding="StarMath 5.0">{5} over {7} </annotation>
  </semantics>
</math>
</file>

<file path=Object 19/content.xml><?xml version="1.0" encoding="utf-8"?>
<math xmlns="http://www.w3.org/1998/Math/MathML">
  <semantics>
    <mrow>
      <mfrac>
        <mrow>
          <mrow>
            <mn>15</mn>
          </mrow>
          <mrow>
            <mi/>
            <mo stretchy="false">×</mo>
            <mi/>
          </mrow>
          <mn>1</mn>
        </mrow>
        <mrow>
          <mrow>
            <mn>15</mn>
          </mrow>
          <mrow>
            <mi/>
            <mo stretchy="false">×</mo>
            <mi/>
          </mrow>
          <mn>4</mn>
        </mrow>
      </mfrac>
    </mrow>
    <annotation encoding="StarMath 5.0">{{15} `times` 1} over {{15} `times` 4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15}over {20}</math:annotation>
  </math:semantics>
</math:math>
</file>

<file path=Object 20/content.xml><?xml version="1.0" encoding="utf-8"?>
<math xmlns="http://www.w3.org/1998/Math/MathML">
  <semantics>
    <mrow>
      <mfrac>
        <mstyle mathsize="10pt">
          <mrow>
            <mrow>
              <mn>1</mn>
            </mrow>
          </mrow>
        </mstyle>
        <mn>4</mn>
      </mfrac>
    </mrow>
    <annotation encoding="StarMath 5.0">size 10 {1} over 4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99</math:mn>
      <math:mn>44</math:mn>
    </math:mfrac>
    <math:annotation math:encoding="StarMath 5.0">{99}over {44}</math:annotation>
  </math:semantics>
</math:math>
</file>

<file path=Object 22/content.xml><?xml version="1.0" encoding="utf-8"?>
<math xmlns="http://www.w3.org/1998/Math/MathML">
  <semantics>
    <mrow>
      <mfrac>
        <mrow>
          <mrow>
            <mn>11</mn>
          </mrow>
          <mrow>
            <mi/>
            <mo stretchy="false">×</mo>
            <mi/>
          </mrow>
          <mn>9</mn>
        </mrow>
        <mrow>
          <mrow>
            <mn>11</mn>
          </mrow>
          <mrow>
            <mi/>
            <mo stretchy="false">×</mo>
            <mi/>
          </mrow>
          <mn>4</mn>
        </mrow>
      </mfrac>
    </mrow>
    <annotation encoding="StarMath 5.0">{{11} `times` 9} over {{11} `times` 4}</annotation>
  </semantics>
</math>
</file>

<file path=Object 23/content.xml><?xml version="1.0" encoding="utf-8"?>
<math xmlns="http://www.w3.org/1998/Math/MathML">
  <semantics>
    <mrow>
      <mfrac>
        <mrow>
          <mn>9</mn>
        </mrow>
        <mrow>
          <mn>4</mn>
        </mrow>
      </mfrac>
    </mrow>
    <annotation encoding="StarMath 5.0">{9 }over {4 }</annotation>
  </semantics>
</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n>17</math:mn>
      <math:mn>34</math:mn>
    </math:mfrac>
    <math:annotation math:encoding="StarMath 5.0">{17}over {34}</math:annotation>
  </math:semantics>
</math:math>
</file>

<file path=Object 25/content.xml><?xml version="1.0" encoding="utf-8"?>
<math xmlns="http://www.w3.org/1998/Math/MathML">
  <semantics>
    <mrow>
      <mfrac>
        <mrow>
          <mrow>
            <mn>17</mn>
          </mrow>
          <mrow>
            <mi/>
            <mo stretchy="false">×</mo>
            <mi/>
          </mrow>
          <mn>1</mn>
        </mrow>
        <mrow>
          <mrow>
            <mn>17</mn>
          </mrow>
          <mrow>
            <mi/>
            <mo stretchy="false">×</mo>
            <mi/>
          </mrow>
          <mn>2</mn>
        </mrow>
      </mfrac>
    </mrow>
    <annotation encoding="StarMath 5.0">{{17} `times` 1} over {{17} `times` 2}</annotation>
  </semantics>
</math>
</file>

<file path=Object 26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 }over {2 }</annotation>
  </semantics>
</math>
</file>

<file path=Object 27/content.xml><?xml version="1.0" encoding="utf-8"?>
<math xmlns="http://www.w3.org/1998/Math/MathML">
  <semantics>
    <mrow>
      <mfrac>
        <mrow>
          <mn>76</mn>
        </mrow>
        <mrow>
          <mn>95</mn>
        </mrow>
      </mfrac>
    </mrow>
    <annotation encoding="StarMath 5.0">{76}over {95}</annotation>
  </semantics>
</math>
</file>

<file path=Object 28/content.xml><?xml version="1.0" encoding="utf-8"?>
<math xmlns="http://www.w3.org/1998/Math/MathML">
  <semantics>
    <mrow>
      <mfrac>
        <mrow>
          <mrow>
            <mn>19</mn>
          </mrow>
          <mrow>
            <mi/>
            <mo stretchy="false">×</mo>
            <mi/>
          </mrow>
          <mn>4</mn>
        </mrow>
        <mrow>
          <mrow>
            <mn>19</mn>
          </mrow>
          <mrow>
            <mi/>
            <mo stretchy="false">×</mo>
            <mi/>
          </mrow>
          <mn>5</mn>
        </mrow>
      </mfrac>
    </mrow>
    <annotation encoding="StarMath 5.0">{{19} `times` 4} over {{19} `times` 5}</annotation>
  </semantics>
</math>
</file>

<file path=Object 29/content.xml><?xml version="1.0" encoding="utf-8"?>
<math xmlns="http://www.w3.org/1998/Math/MathML">
  <semantics>
    <mrow>
      <mfrac>
        <mrow>
          <mn>4</mn>
        </mrow>
        <mrow>
          <mn>5</mn>
        </mrow>
      </mfrac>
    </mrow>
    <annotation encoding="StarMath 5.0">{4 }over {5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2</math:mn>
    </math:mfrac>
    <math:annotation math:encoding="StarMath 5.0">{9}over {12}</math:annotation>
  </math:semantics>
</math:math>
</file>

<file path=Object 30/content.xml><?xml version="1.0" encoding="utf-8"?>
<math xmlns="http://www.w3.org/1998/Math/MathML">
  <semantics>
    <mrow>
      <mfrac>
        <mrow>
          <mn>0,1</mn>
        </mrow>
        <mrow>
          <mn>0,3</mn>
        </mrow>
      </mfrac>
    </mrow>
    <annotation encoding="StarMath 5.0">{0,1}over {0,3}</annotation>
  </semantics>
</math>
</file>

<file path=Object 31/content.xml><?xml version="1.0" encoding="utf-8"?>
<math xmlns="http://www.w3.org/1998/Math/MathML">
  <semantics>
    <mrow>
      <mfrac>
        <mrow>
          <mrow>
            <mn>0,1</mn>
          </mrow>
          <mrow>
            <mi/>
            <mo stretchy="false">×</mo>
            <mi/>
          </mrow>
          <mn>1</mn>
        </mrow>
        <mrow>
          <mrow>
            <mn>0,1</mn>
          </mrow>
          <mrow>
            <mi/>
            <mo stretchy="false">×</mo>
            <mi/>
          </mrow>
          <mn>3</mn>
        </mrow>
      </mfrac>
    </mrow>
    <annotation encoding="StarMath 5.0">{{0,1} `times` 1} over {{0,1} `times` 3}</annotation>
  </semantics>
</math>
</file>

<file path=Object 32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 }over {3}</annotation>
  </semantics>
</math>
</file>

<file path=Object 33/content.xml><?xml version="1.0" encoding="utf-8"?>
<math xmlns="http://www.w3.org/1998/Math/MathML">
  <semantics>
    <mrow>
      <mfrac>
        <mrow>
          <mn>2,5</mn>
        </mrow>
        <mrow>
          <mn>25</mn>
        </mrow>
      </mfrac>
    </mrow>
    <annotation encoding="StarMath 5.0">{2,5}over {25}</annotation>
  </semantics>
</math>
</file>

<file path=Object 34/content.xml><?xml version="1.0" encoding="utf-8"?>
<math xmlns="http://www.w3.org/1998/Math/MathML">
  <semantics>
    <mrow>
      <mfrac>
        <mrow>
          <mrow>
            <mn>2,5</mn>
          </mrow>
          <mrow>
            <mi/>
            <mo stretchy="false">×</mo>
            <mi/>
          </mrow>
          <mn>1</mn>
        </mrow>
        <mrow>
          <mrow>
            <mn>2,5</mn>
          </mrow>
          <mrow>
            <mi/>
            <mo stretchy="false">×</mo>
            <mi/>
          </mrow>
          <mn>10</mn>
        </mrow>
      </mfrac>
    </mrow>
    <annotation encoding="StarMath 5.0">{{2,5} `times` 1} over {{2,5} `times` 10}</annotation>
  </semantics>
</math>
</file>

<file path=Object 35/content.xml><?xml version="1.0" encoding="utf-8"?>
<math xmlns="http://www.w3.org/1998/Math/MathML">
  <semantics>
    <mrow>
      <mfrac>
        <mrow>
          <mn>1</mn>
        </mrow>
        <mrow>
          <mn>10</mn>
        </mrow>
      </mfrac>
    </mrow>
    <annotation encoding="StarMath 5.0">{1}over {10 }</annotation>
  </semantics>
</math>
</file>

<file path=Object 36/content.xml><?xml version="1.0" encoding="utf-8"?>
<math xmlns="http://www.w3.org/1998/Math/MathML" display="block">
  <semantics>
    <mfrac>
      <mn>90</mn>
      <mn>81</mn>
    </mfrac>
    <annotation encoding="StarMath 5.0">{90}over {81}</annotation>
  </semantics>
</math>
</file>

<file path=Object 37/content.xml><?xml version="1.0" encoding="utf-8"?>
<math xmlns="http://www.w3.org/1998/Math/MathML" display="block">
  <semantics>
    <mfrac>
      <mn>6</mn>
      <mn>10</mn>
    </mfrac>
    <annotation encoding="StarMath 5.0">{6}over {10}</annotation>
  </semantics>
</math>
</file>

<file path=Object 38/content.xml><?xml version="1.0" encoding="utf-8"?>
<math xmlns="http://www.w3.org/1998/Math/MathML" display="block">
  <semantics>
    <mfrac>
      <mn>18</mn>
      <mn>16</mn>
    </mfrac>
    <annotation encoding="StarMath 5.0">{18}over {16}</annotation>
  </semantics>
</math>
</file>

<file path=Object 39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60</math:mn>
    </math:mfrac>
    <math:annotation math:encoding="StarMath 5.0">{30}over {60}</math:annotation>
  </math:semantics>
</math:math>
</file>

<file path=Object 40/content.xml><?xml version="1.0" encoding="utf-8"?>
<math xmlns="http://www.w3.org/1998/Math/MathML" display="block">
  <semantics>
    <mfrac>
      <mn>34</mn>
      <mn>51</mn>
    </mfrac>
    <annotation encoding="StarMath 5.0">{34}over {51}</annotation>
  </semantics>
</math>
</file>

<file path=Object 41/content.xml><?xml version="1.0" encoding="utf-8"?>
<math xmlns="http://www.w3.org/1998/Math/MathML" display="block">
  <semantics>
    <mfrac>
      <mn>27</mn>
      <mn>30</mn>
    </mfrac>
    <annotation encoding="StarMath 5.0">{27}over {30}</annotation>
  </semantics>
</math>
</file>

<file path=Object 42/content.xml><?xml version="1.0" encoding="utf-8"?>
<math xmlns="http://www.w3.org/1998/Math/MathML" display="block">
  <semantics>
    <mfrac>
      <mn>3</mn>
      <mn>6</mn>
    </mfrac>
    <annotation encoding="StarMath 5.0">{3}over {6}</annotation>
  </semantics>
</math>
</file>

<file path=Object 43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44/content.xml><?xml version="1.0" encoding="utf-8"?>
<math xmlns="http://www.w3.org/1998/Math/MathML" display="block">
  <semantics>
    <mfrac>
      <mn>10</mn>
      <mn>25</mn>
    </mfrac>
    <annotation encoding="StarMath 5.0">{10}over {25}</annotation>
  </semantics>
</math>
</file>

<file path=Object 45/content.xml><?xml version="1.0" encoding="utf-8"?>
<math xmlns="http://www.w3.org/1998/Math/MathML" display="block">
  <semantics>
    <mfrac>
      <mn>55</mn>
      <mn>100</mn>
    </mfrac>
    <annotation encoding="StarMath 5.0">{55}over {100}</annotation>
  </semantics>
</math>
</file>

<file path=Object 46/content.xml><?xml version="1.0" encoding="utf-8"?>
<math xmlns="http://www.w3.org/1998/Math/MathML" display="block">
  <semantics>
    <mfrac>
      <mn>45</mn>
      <mn>35</mn>
    </mfrac>
    <annotation encoding="StarMath 5.0">{45}over {35}</annotation>
  </semantics>
</math>
</file>

<file path=Object 47/content.xml><?xml version="1.0" encoding="utf-8"?>
<math xmlns="http://www.w3.org/1998/Math/MathML" display="block">
  <semantics>
    <mfrac>
      <mn>15</mn>
      <mn>40</mn>
    </mfrac>
    <annotation encoding="StarMath 5.0">{15}over {40}</annotation>
  </semantics>
</math>
</file>

<file path=Object 48/content.xml><?xml version="1.0" encoding="utf-8"?>
<math xmlns="http://www.w3.org/1998/Math/MathML" display="block">
  <semantics>
    <mfrac>
      <mn>16</mn>
      <mn>28</mn>
    </mfrac>
    <annotation encoding="StarMath 5.0">{16}over {28}</annotation>
  </semantics>
</math>
</file>

<file path=Object 49/content.xml><?xml version="1.0" encoding="utf-8"?>
<math xmlns="http://www.w3.org/1998/Math/MathML" display="block">
  <semantics>
    <mfrac>
      <mn>35</mn>
      <mn>60</mn>
    </mfrac>
    <annotation encoding="StarMath 5.0">{35}over {60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36</math:mn>
    </math:mfrac>
    <math:annotation math:encoding="StarMath 5.0">{12}over {36}</math:annotation>
  </math:semantics>
</math:math>
</file>

<file path=Object 50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51/content.xml><?xml version="1.0" encoding="utf-8"?>
<math xmlns="http://www.w3.org/1998/Math/MathML" display="block">
  <semantics>
    <mfrac>
      <mn>24</mn>
      <mn>33</mn>
    </mfrac>
    <annotation encoding="StarMath 5.0">{24}over {33}</annotation>
  </semantics>
</math>
</file>

<file path=Object 52/content.xml><?xml version="1.0" encoding="utf-8"?>
<math xmlns="http://www.w3.org/1998/Math/MathML" display="block">
  <semantics>
    <mrow>
      <mfrac>
        <mrow>
          <mn>2</mn>
          <mi>×</mi>
          <mn>3</mn>
        </mrow>
        <mrow>
          <mn>2</mn>
          <mi>×</mi>
          <mn>5</mn>
        </mrow>
      </mfrac>
      <mrow>
        <mspace width="0.5em"/>
        <mo stretchy="false">=</mo>
        <mspace width="0.5em"/>
      </mrow>
      <mfrac>
        <mn>3</mn>
        <mn>5</mn>
      </mfrac>
    </mrow>
    <annotation encoding="StarMath 5.0"> {2×3} over {2×5}` =` {3} over {5}</annotation>
  </semantics>
</math>
</file>

<file path=Object 53/content.xml><?xml version="1.0" encoding="utf-8"?>
<math xmlns="http://www.w3.org/1998/Math/MathML" display="block">
  <semantics>
    <mrow>
      <mfrac>
        <mrow>
          <mn>2</mn>
          <mi>×</mi>
          <mn>9</mn>
        </mrow>
        <mrow>
          <mn>2</mn>
          <mi>×</mi>
          <mn>8</mn>
        </mrow>
      </mfrac>
      <mrow>
        <mspace width="0.5em"/>
        <mo stretchy="false">=</mo>
        <mspace width="0.5em"/>
      </mrow>
      <mfrac>
        <mn>9</mn>
        <mn>8</mn>
      </mfrac>
    </mrow>
    <annotation encoding="StarMath 5.0"> {2× 9} over {2× 8}` = `{9} over {8}</annotation>
  </semantics>
</math>
</file>

<file path=Object 54/content.xml><?xml version="1.0" encoding="utf-8"?>
<math xmlns="http://www.w3.org/1998/Math/MathML" display="block">
  <semantics>
    <mrow>
      <mfrac>
        <mrow>
          <mn>3</mn>
          <mi>×</mi>
          <mn>3</mn>
        </mrow>
        <mrow>
          <mn>3</mn>
          <mi>×</mi>
          <mn>4</mn>
        </mrow>
      </mfrac>
      <mrow>
        <mspace width="0.5em"/>
        <mo stretchy="false">=</mo>
        <mspace width="0.5em"/>
      </mrow>
      <mfrac>
        <mn>3</mn>
        <mn>4</mn>
      </mfrac>
    </mrow>
    <annotation encoding="StarMath 5.0"> {3 ×3} over {3 × 4}` = `{3} over {4}</annotation>
  </semantics>
</math>
</file>

<file path=Object 55/content.xml><?xml version="1.0" encoding="utf-8"?>
<math xmlns="http://www.w3.org/1998/Math/MathML" display="block">
  <semantics>
    <mrow>
      <mfrac>
        <mrow>
          <mn>3</mn>
          <mi>×</mi>
          <mn>1</mn>
        </mrow>
        <mrow>
          <mn>3</mn>
          <mi>×</mi>
          <mn>2</mn>
        </mrow>
      </mfrac>
      <mrow>
        <mspace width="0.5em"/>
        <mo stretchy="false">=</mo>
        <mspace width="0.5em"/>
      </mrow>
      <mfrac>
        <mn>1</mn>
        <mn>2</mn>
      </mfrac>
    </mrow>
    <annotation encoding="StarMath 5.0"> {3 × 1} over {3 × 2} ` = ` {1} over {2}</annotation>
  </semantics>
</math>
</file>

<file path=Object 56/content.xml><?xml version="1.0" encoding="utf-8"?>
<math xmlns="http://www.w3.org/1998/Math/MathML" display="block">
  <semantics>
    <mrow>
      <mfrac>
        <mrow>
          <mn>3</mn>
          <mi>×</mi>
          <mn>9</mn>
        </mrow>
        <mrow>
          <mn>3</mn>
          <mi>×</mi>
          <mn>10</mn>
        </mrow>
      </mfrac>
      <mrow>
        <mspace width="0.5em"/>
        <mo stretchy="false">=</mo>
        <mspace width="0.5em"/>
      </mrow>
      <mfrac>
        <mn>9</mn>
        <mn>10</mn>
      </mfrac>
    </mrow>
    <annotation encoding="StarMath 5.0"> {3 × 9} over {3 × 10} ` = ` {9} over {10}</annotation>
  </semantics>
</math>
</file>

<file path=Object 57/content.xml><?xml version="1.0" encoding="utf-8"?>
<math xmlns="http://www.w3.org/1998/Math/MathML" display="block">
  <semantics>
    <mrow>
      <mfrac>
        <mrow>
          <mn>3</mn>
          <mi>×</mi>
          <mn>5</mn>
        </mrow>
        <mrow>
          <mn>3</mn>
          <mi>×</mi>
          <mn>6</mn>
        </mrow>
      </mfrac>
      <mrow>
        <mspace width="0.5em"/>
        <mo stretchy="false">=</mo>
        <mspace width="0.5em"/>
      </mrow>
      <mfrac>
        <mn>5</mn>
        <mn>6</mn>
      </mfrac>
    </mrow>
    <annotation encoding="StarMath 5.0"> {3 × 5} over {3 × 6} ` = ` {5} over {6}</annotation>
  </semantics>
</math>
</file>

<file path=Object 58/content.xml><?xml version="1.0" encoding="utf-8"?>
<math xmlns="http://www.w3.org/1998/Math/MathML" display="block">
  <semantics>
    <mrow>
      <mfrac>
        <mrow>
          <mn>5</mn>
          <mi>×</mi>
          <mn>2</mn>
        </mrow>
        <mrow>
          <mn>5</mn>
          <mi>×</mi>
          <mn>5</mn>
        </mrow>
      </mfrac>
      <mrow>
        <mspace width="0.5em"/>
        <mo stretchy="false">=</mo>
        <mspace width="0.5em"/>
      </mrow>
      <mfrac>
        <mn>2</mn>
        <mn>5</mn>
      </mfrac>
    </mrow>
    <annotation encoding="StarMath 5.0"> {5 × 2} over {5 × 5} `=` {2} over {5}</annotation>
  </semantics>
</math>
</file>

<file path=Object 59/content.xml><?xml version="1.0" encoding="utf-8"?>
<math xmlns="http://www.w3.org/1998/Math/MathML" display="block">
  <semantics>
    <mrow>
      <mfrac>
        <mrow>
          <mn>5</mn>
          <mi>×</mi>
          <mn>9</mn>
        </mrow>
        <mrow>
          <mn>5</mn>
          <mi>×</mi>
          <mn>7</mn>
        </mrow>
      </mfrac>
      <mrow>
        <mspace width="0.5em"/>
        <mo stretchy="false">=</mo>
        <mspace width="0.5em"/>
      </mrow>
      <mfrac>
        <mn>9</mn>
        <mn>7</mn>
      </mfrac>
    </mrow>
    <annotation encoding="StarMath 5.0"> {5 × 9} over {5 × 7} `=` {9} over {7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20</math:mn>
      <math:mn>80</math:mn>
    </math:mfrac>
    <math:annotation math:encoding="StarMath 5.0">{20}over {80}</math:annotation>
  </math:semantics>
</math:math>
</file>

<file path=Object 60/content.xml><?xml version="1.0" encoding="utf-8"?>
<math xmlns="http://www.w3.org/1998/Math/MathML" display="block">
  <semantics>
    <mrow>
      <mfrac>
        <mrow>
          <mn>5</mn>
          <mi>×</mi>
          <mn>11</mn>
        </mrow>
        <mrow>
          <mn>5</mn>
          <mi>×</mi>
          <mn>2</mn>
          <mn>0</mn>
        </mrow>
      </mfrac>
      <mrow>
        <mspace width="0.5em"/>
        <mo stretchy="false">=</mo>
        <mspace width="0.5em"/>
      </mrow>
      <mfrac>
        <mn>11</mn>
        <mrow>
          <mn>2</mn>
          <mn>0</mn>
        </mrow>
      </mfrac>
    </mrow>
    <annotation encoding="StarMath 5.0"> {5 × 11} over {5 × 2 0} `=` {11} over {2 0}</annotation>
  </semantics>
</math>
</file>

<file path=Object 61/content.xml><?xml version="1.0" encoding="utf-8"?>
<math xmlns="http://www.w3.org/1998/Math/MathML" display="block">
  <semantics>
    <mrow>
      <mfrac>
        <mrow>
          <mn>5</mn>
          <mi>×</mi>
          <mn>3</mn>
        </mrow>
        <mrow>
          <mn>5</mn>
          <mi>×</mi>
          <mn>8</mn>
        </mrow>
      </mfrac>
      <mrow>
        <mspace width="0.5em"/>
        <mo stretchy="false">=</mo>
        <mspace width="0.5em"/>
      </mrow>
      <mfrac>
        <mn>3</mn>
        <mn>8</mn>
      </mfrac>
    </mrow>
    <annotation encoding="StarMath 5.0"> {5 × 3} over {5 × 8}`=`{3} over {8}</annotation>
  </semantics>
</math>
</file>

<file path=Object 62/content.xml><?xml version="1.0" encoding="utf-8"?>
<math xmlns="http://www.w3.org/1998/Math/MathML" display="block">
  <semantics>
    <mrow>
      <mfrac>
        <mrow>
          <mn>4</mn>
          <mi>×</mi>
          <mn>4</mn>
        </mrow>
        <mrow>
          <mn>4</mn>
          <mi>×</mi>
          <mn>7</mn>
        </mrow>
      </mfrac>
      <mrow>
        <mspace width="0.5em"/>
        <mo stretchy="false">=</mo>
        <mspace width="0.5em"/>
      </mrow>
      <mfrac>
        <mn>4</mn>
        <mn>7</mn>
      </mfrac>
    </mrow>
    <annotation encoding="StarMath 5.0"> {4 × 4} over {4 × 7} `=` {4} over {7}</annotation>
  </semantics>
</math>
</file>

<file path=Object 63/content.xml><?xml version="1.0" encoding="utf-8"?>
<math xmlns="http://www.w3.org/1998/Math/MathML" display="block">
  <semantics>
    <mrow>
      <mfrac>
        <mrow>
          <mn>5</mn>
          <mi>×</mi>
          <mn>7</mn>
        </mrow>
        <mrow>
          <mn>5</mn>
          <mi>×</mi>
          <mn>12</mn>
        </mrow>
      </mfrac>
      <mrow>
        <mspace width="0.5em"/>
        <mo stretchy="false">=</mo>
        <mspace width="0.5em"/>
      </mrow>
      <mfrac>
        <mn>7</mn>
        <mrow>
          <mn>1</mn>
          <mn>2</mn>
        </mrow>
      </mfrac>
    </mrow>
    <annotation encoding="StarMath 5.0"> {5 × 7} over {5 × 12} `=` {7} over {1 2}</annotation>
  </semantics>
</math>
</file>

<file path=Object 64/content.xml><?xml version="1.0" encoding="utf-8"?>
<math xmlns="http://www.w3.org/1998/Math/MathML" display="block">
  <semantics>
    <mfrac>
      <mn>75</mn>
      <mn>24</mn>
    </mfrac>
    <annotation encoding="StarMath 5.0">{75}over {24}</annotation>
  </semantics>
</math>
</file>

<file path=Object 65/content.xml><?xml version="1.0" encoding="utf-8"?>
<math xmlns="http://www.w3.org/1998/Math/MathML" display="block">
  <semantics>
    <mrow>
      <mfrac>
        <mrow>
          <mn>3</mn>
          <mi>×</mi>
          <mn>8</mn>
        </mrow>
        <mrow>
          <mn>3</mn>
          <mi>×</mi>
          <mn>1</mn>
          <mn>1</mn>
        </mrow>
      </mfrac>
      <mrow>
        <mspace width="0.5em"/>
        <mo stretchy="false">=</mo>
        <mspace width="0.5em"/>
      </mrow>
      <mfrac>
        <mn>8</mn>
        <mrow>
          <mn>1</mn>
          <mn>1</mn>
        </mrow>
      </mfrac>
    </mrow>
    <annotation encoding="StarMath 5.0">{3 × 8} over {3 × 1 1} `=` {8} over {1 1}</annotation>
  </semantics>
</math>
</file>

<file path=Object 66/content.xml><?xml version="1.0" encoding="utf-8"?>
<math xmlns="http://www.w3.org/1998/Math/MathML" display="block">
  <semantics>
    <mrow>
      <mfrac>
        <mrow>
          <mn>9</mn>
          <mi>×</mi>
          <mn>10</mn>
        </mrow>
        <mrow>
          <mn>9</mn>
          <mi>×</mi>
          <mn>9</mn>
        </mrow>
      </mfrac>
      <mrow>
        <mspace width="0.5em"/>
        <mo stretchy="false">=</mo>
        <mspace width="0.5em"/>
      </mrow>
      <mfrac>
        <mn>10</mn>
        <mn>9</mn>
      </mfrac>
    </mrow>
    <annotation encoding="StarMath 5.0"> {9 × 10} over {9 × 9} `=` {10} over {9}</annotation>
  </semantics>
</math>
</file>

<file path=Object 67/content.xml><?xml version="1.0" encoding="utf-8"?>
<math xmlns="http://www.w3.org/1998/Math/MathML" display="block">
  <semantics>
    <mfrac>
      <mn>35</mn>
      <mn>55</mn>
    </mfrac>
    <annotation encoding="StarMath 5.0">{35}over {55}</annotation>
  </semantics>
</math>
</file>

<file path=Object 68/content.xml><?xml version="1.0" encoding="utf-8"?>
<math xmlns="http://www.w3.org/1998/Math/MathML" display="block">
  <semantics>
    <mfrac>
      <mn>99</mn>
      <mn>22</mn>
    </mfrac>
    <annotation encoding="StarMath 5.0">{99}over {22}</annotation>
  </semantics>
</math>
</file>

<file path=Object 69/content.xml><?xml version="1.0" encoding="utf-8"?>
<math xmlns="http://www.w3.org/1998/Math/MathML" display="block">
  <semantics>
    <mfrac>
      <mn>72</mn>
      <mn>135</mn>
    </mfrac>
    <annotation encoding="StarMath 5.0">{72}over {135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08</math:mn>
      <math:mn>117</math:mn>
    </math:mfrac>
    <math:annotation math:encoding="StarMath 5.0">{108}over {117}</math:annotation>
  </math:semantics>
</math:math>
</file>

<file path=Object 70/content.xml><?xml version="1.0" encoding="utf-8"?>
<math xmlns="http://www.w3.org/1998/Math/MathML" display="block">
  <semantics>
    <mrow>
      <mfrac>
        <mrow>
          <mn>5</mn>
          <mi>×</mi>
          <mn>7</mn>
        </mrow>
        <mrow>
          <mn>5</mn>
          <mi>×</mi>
          <mn>11</mn>
        </mrow>
      </mfrac>
      <mrow>
        <mspace width="0.5em"/>
        <mo stretchy="false">=</mo>
        <mspace width="0.5em"/>
      </mrow>
      <mfrac>
        <mn>7</mn>
        <mn>11</mn>
      </mfrac>
    </mrow>
    <annotation encoding="StarMath 5.0">{5 × 7} over {5 × 11} `=` {7} over {11}</annotation>
  </semantics>
</math>
</file>

<file path=Object 71/content.xml><?xml version="1.0" encoding="utf-8"?>
<math xmlns="http://www.w3.org/1998/Math/MathML" display="block">
  <semantics>
    <mrow>
      <mfrac>
        <mrow>
          <mn>9</mn>
          <mi>×</mi>
          <mn>8</mn>
        </mrow>
        <mrow>
          <mn>9</mn>
          <mi>×</mi>
          <mn>15</mn>
        </mrow>
      </mfrac>
      <mrow>
        <mspace width="0.5em"/>
        <mo stretchy="false">=</mo>
        <mspace width="0.5em"/>
      </mrow>
      <mfrac>
        <mn>8</mn>
        <mrow>
          <mn>1</mn>
          <mn>5</mn>
        </mrow>
      </mfrac>
    </mrow>
    <annotation encoding="StarMath 5.0"> {9 × 8} over {9 × 15} `=` {8} over {1 5}</annotation>
  </semantics>
</math>
</file>

<file path=Object 72/content.xml><?xml version="1.0" encoding="utf-8"?>
<math xmlns="http://www.w3.org/1998/Math/MathML" display="block">
  <semantics>
    <mrow>
      <mfrac>
        <mrow>
          <mn>3</mn>
          <mi>×</mi>
          <mn>25</mn>
        </mrow>
        <mrow>
          <mn>3</mn>
          <mi>×</mi>
          <mn>8</mn>
        </mrow>
      </mfrac>
      <mrow>
        <mspace width="0.5em"/>
        <mo stretchy="false">=</mo>
        <mspace width="0.5em"/>
      </mrow>
      <mfrac>
        <mn>25</mn>
        <mn>8</mn>
      </mfrac>
    </mrow>
    <annotation encoding="StarMath 5.0"> {3 × 25} over {3 × 8} `=` {25} over {8}</annotation>
  </semantics>
</math>
</file>

<file path=Object 73/content.xml><?xml version="1.0" encoding="utf-8"?>
<math xmlns="http://www.w3.org/1998/Math/MathML" display="block">
  <semantics>
    <mrow>
      <mfrac>
        <mrow>
          <mn>11</mn>
          <mi>×</mi>
          <mn>9</mn>
        </mrow>
        <mrow>
          <mn>11</mn>
          <mi>×</mi>
          <mn>2</mn>
        </mrow>
      </mfrac>
      <mrow>
        <mspace width="0.5em"/>
        <mo stretchy="false">=</mo>
        <mspace width="0.5em"/>
      </mrow>
      <mfrac>
        <mn>9</mn>
        <mn>2</mn>
      </mfrac>
    </mrow>
    <annotation encoding="StarMath 5.0"> {11 × 9} over {11 × 2} `=` {9} over {2}</annotation>
  </semantics>
</math>
</file>

<file path=Object 74/content.xml><?xml version="1.0" encoding="utf-8"?>
<math xmlns="http://www.w3.org/1998/Math/MathML" display="block">
  <semantics>
    <mrow>
      <mfrac>
        <mrow>
          <mn>17</mn>
          <mi>×</mi>
          <mn>2</mn>
        </mrow>
        <mrow>
          <mn>17</mn>
          <mi>×</mi>
          <mn>3</mn>
        </mrow>
      </mfrac>
      <mrow>
        <mspace width="0.5em"/>
        <mo stretchy="false">=</mo>
        <mspace width="0.5em"/>
      </mrow>
      <mfrac>
        <mn>2</mn>
        <mn>3</mn>
      </mfrac>
    </mrow>
    <annotation encoding="StarMath 5.0"> {17 × 2} over {17 × 3} `=` {2} over {3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52</math:mn>
      <math:mn>28</math:mn>
    </math:mfrac>
    <math:annotation math:encoding="StarMath 5.0">{52}over {28}</math:annotation>
  </math:semantics>
</math:math>
</file>

<file path=Object 80/content.xml><?xml version="1.0" encoding="utf-8"?>
<math xmlns="http://www.w3.org/1998/Math/MathML">
  <semantics>
    <mrow>
      <mfrac>
        <mrow>
          <mn>1</mn>
        </mrow>
        <mrow>
          <mn>4</mn>
        </mrow>
      </mfrac>
    </mrow>
    <annotation encoding="StarMath 5.0">{1}over {4}</annotation>
  </semantics>
</math>
</file>

<file path=Object 81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64</math:mn>
    </math:mfrac>
    <math:annotation math:encoding="StarMath 5.0">{8}over {64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</math:mn>
    </math:mfrac>
    <math:annotation math:encoding="StarMath 5.0">{1}over {8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40}over {50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5</math:mn>
    </math:mfrac>
    <math:annotation math:encoding="StarMath 5.0">{30}over {5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n>6</math:mn>
    <math:annotation math:encoding="StarMath 5.0">{6}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10</math:mn>
    </math:mfrac>
    <math:annotation math:encoding="StarMath 5.0">{80}over {10}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2</math:mn>
    </math:mfrac>
    <math:annotation math:encoding="StarMath 5.0">{9}over {2}</math:annotation>
  </math:semantics>
</math:math>
</file>

<file path=Object 89/content.xml><?xml version="1.0" encoding="utf-8"?>
<math xmlns="http://www.w3.org/1998/Math/MathML" display="block">
  <semantics>
    <mfrac>
      <mn>25</mn>
      <mn>10</mn>
    </mfrac>
    <annotation encoding="StarMath 5.0">{25}over {10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48</math:mn>
    </math:mfrac>
    <math:annotation math:encoding="StarMath 5.0">{30}over {48}</math:annotation>
  </math:semantics>
</math:math>
</file>

<file path=Object 90/content.xml><?xml version="1.0" encoding="utf-8"?>
<math xmlns="http://www.w3.org/1998/Math/MathML" display="block">
  <semantics>
    <mfrac>
      <mn>5</mn>
      <mn>2</mn>
    </mfrac>
    <annotation encoding="StarMath 5.0">{5}over {2}</annotation>
  </semantics>
</math>
</file>

<file path=Object 91/content.xml><?xml version="1.0" encoding="utf-8"?>
<math xmlns="http://www.w3.org/1998/Math/MathML" display="block">
  <semantics>
    <mfrac>
      <mn>14</mn>
      <mn>6</mn>
    </mfrac>
    <annotation encoding="StarMath 5.0">{14}over {6}</annotation>
  </semantics>
</math>
</file>

<file path=Object 92/content.xml><?xml version="1.0" encoding="utf-8"?>
<math xmlns="http://www.w3.org/1998/Math/MathML" display="block">
  <semantics>
    <mfrac>
      <mn>7</mn>
      <mn>3</mn>
    </mfrac>
    <annotation encoding="StarMath 5.0">{7}over {3}</annotation>
  </semantics>
</math>
</file>

<file path=Object 93/content.xml><?xml version="1.0" encoding="utf-8"?>
<math xmlns="http://www.w3.org/1998/Math/MathML" display="block">
  <semantics>
    <mfrac>
      <mn>10</mn>
      <mn>20</mn>
    </mfrac>
    <annotation encoding="StarMath 5.0">{10}over {20}</annotation>
  </semantics>
</math>
</file>

<file path=Object 94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15}over {20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frac>
      <math:mn>63</math:mn>
      <math:mn>14</math:mn>
    </math:mfrac>
    <math:annotation math:encoding="StarMath 5.0">{63}over {14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 {2}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{3}over {4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90</math:mn>
    </math:mfrac>
    <math:annotation math:encoding="StarMath 5.0">{9}over {90}</math:annotation>
  </math:semantics>
</math:math>
</file>